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officeooo:paragraph-rsid="0015a1b0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officeooo:paragraph-rsid="0019a8db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rsid="0015a1b0" officeooo:paragraph-rsid="0015a1b0"/>
    </style:style>
    <style:style style:name="T1" style:family="text">
      <style:text-properties style:font-name="Consolas" fo:font-size="8pt" fo:language="en" fo:country="US" fo:font-weight="bold" style:font-size-asian="8pt" style:font-weight-asian="bold" style:font-size-complex="8pt" style:font-weight-complex="bold"/>
    </style:style>
    <style:style style:name="T2" style:family="text">
      <style:text-properties style:font-name="Consolas" fo:font-size="8pt" fo:language="en" fo:country="US" fo:font-weight="bold" officeooo:rsid="0014522a" style:font-size-asian="8pt" style:font-weight-asian="bold" style:font-size-complex="8pt" style:font-weight-complex="bold"/>
    </style:style>
    <style:style style:name="T3" style:family="text">
      <style:text-properties style:font-name="Consolas" fo:font-size="8pt" fo:language="en" fo:country="US" fo:font-weight="bold" officeooo:rsid="0015a1b0" style:font-size-asian="8pt" style:font-weight-asian="bold" style:font-size-complex="8pt" style:font-weight-complex="bold"/>
    </style:style>
    <style:style style:name="T4" style:family="text">
      <style:text-properties style:font-name="Consolas" fo:font-size="8pt" fo:language="en" fo:country="US" fo:font-weight="bold" officeooo:rsid="00174acc" style:font-size-asian="8pt" style:font-weight-asian="bold" style:font-size-complex="8pt" style:font-weight-complex="bold"/>
    </style:style>
    <style:style style:name="T5" style:family="text">
      <style:text-properties style:font-name="Consolas" fo:font-size="8pt" fo:language="en" fo:country="US" fo:font-weight="bold" officeooo:rsid="00181ff7" style:font-size-asian="8pt" style:font-weight-asian="bold" style:font-size-complex="8pt" style:font-weight-complex="bold"/>
    </style:style>
    <style:style style:name="T6" style:family="text">
      <style:text-properties style:font-name="Consolas" fo:font-size="8pt" fo:language="en" fo:country="US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7" style:family="text">
      <style:text-properties style:font-name="Consolas" fo:font-size="8pt" fo:font-weight="bold" style:font-size-asian="8pt" style:font-weight-asian="bold" style:font-size-complex="8pt" style:font-weight-complex="bold"/>
    </style:style>
    <style:style style:name="Sect1" style:family="section">
      <style:section-properties text:dont-balance-text-columns="true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text:span text:style-name="T1">//</text:span><text:span text:style-name="T2">Ej 1 lab04<text:line-break/>typedef struct _person {</text:span></text:p>
        <text:p text:style-name="P1" loext:marker-style-name="T1"><text:span text:style-name="T2"><text:s text:c="4"/>int age;</text:span></text:p>
        <text:p text:style-name="P1" loext:marker-style-name="T1"><text:span text:style-name="T2"><text:s text:c="4"/>char name_initial;</text:span></text:p>
        <text:p text:style-name="P1" loext:marker-style-name="T1"><text:span text:style-name="T2">} person_t;</text:span></text:p>
        <text:p text:style-name="P1" loext:marker-style-name="T1"><text:span text:style-name="T2"/></text:p>
        <text:p text:style-name="P1" loext:marker-style-name="T1"><text:span text:style-name="T2">int main(void) {</text:span></text:p>
        <text:p text:style-name="P1" loext:marker-style-name="T1"><text:span text:style-name="T2"/></text:p>
        <text:p text:style-name="P1" loext:marker-style-name="T1"><text:span text:style-name="T2"><text:s text:c="4"/>int x = 1;</text:span></text:p>
        <text:p text:style-name="P1" loext:marker-style-name="T1"><text:span text:style-name="T2"><text:s text:c="4"/>person_t m = {90, 'M'};</text:span></text:p>
        <text:p text:style-name="P1" loext:marker-style-name="T1"><text:span text:style-name="T2"><text:s text:c="4"/>int a[] = {0, 1, 2, 3};</text:span></text:p>
        <text:p text:style-name="P1" loext:marker-style-name="T1"><text:span text:style-name="T2"/></text:p>
        <text:p text:style-name="P1" loext:marker-style-name="T1"><text:span text:style-name="T2"><text:s text:c="4"/>//Point to x direction and change the value of that direction</text:span></text:p>
        <text:p text:style-name="P1" loext:marker-style-name="T1"><text:span text:style-name="T2"><text:s text:c="4"/>aux_int = &amp;x;</text:span></text:p>
        <text:p text:style-name="P1" loext:marker-style-name="T1"><text:span text:style-name="T2"><text:s text:c="4"/>*aux_int = 9;</text:span></text:p>
        <text:p text:style-name="P1" loext:marker-style-name="T1"><text:span text:style-name="T2"/></text:p>
        <text:p text:style-name="P1" loext:marker-style-name="T1"><text:span text:style-name="T2"><text:s text:c="4"/>//Point to a[1] direction and change the value of that direction</text:span></text:p>
        <text:p text:style-name="P1" loext:marker-style-name="T1"><text:span text:style-name="T2"><text:s text:c="4"/>aux_int = &amp;a[1]; //aux_int = a + 1. Podrias haber hecho *(a + 1) = 42</text:span></text:p>
        <text:p text:style-name="P1" loext:marker-style-name="T1"><text:span text:style-name="T2"><text:s text:c="4"/>*aux_int = 42;</text:span></text:p>
        <text:p text:style-name="P1" loext:marker-style-name="T1"><text:span text:style-name="T2"/></text:p>
        <text:p text:style-name="P1" loext:marker-style-name="T1"><text:span text:style-name="T2"><text:s text:c="4"/>//Point to m direction and change the value of the components of that direction</text:span></text:p>
        <text:p text:style-name="P1" loext:marker-style-name="T1"><text:span text:style-name="T2"><text:s text:c="4"/>aux_person = &amp;m;</text:span></text:p>
        <text:p text:style-name="P1" loext:marker-style-name="T1"><text:span text:style-name="T2"><text:s text:c="4"/>aux_person-&gt;age=100;</text:span></text:p>
        <text:p text:style-name="P1" loext:marker-style-name="T1"><text:span text:style-name="T2"><text:s text:c="4"/>aux_person→name_initial='F';</text:span></text:p>
        <text:p text:style-name="P1" loext:marker-style-name="T1"><text:span text:style-name="T2"/></text:p>
        <text:p text:style-name="P1" loext:marker-style-name="T1"><text:span text:style-name="T2"/></text:p>
        <text:p text:style-name="P1" loext:marker-style-name="T1"><text:span text:style-name="T2"/></text:p>
        <text:p text:style-name="P1" loext:marker-style-name="T1"><text:span text:style-name="T2"/></text:p>
        <text:p text:style-name="P1" loext:marker-style-name="T1"><text:span text:style-name="T2">//Ej 2 lab04</text:span></text:p>
        <text:p text:style-name="P1" loext:marker-style-name="T1"><text:span text:style-name="T2">void absolute(int x, int *y) {</text:span></text:p>
        <text:p text:style-name="P1" loext:marker-style-name="T1"><text:span text:style-name="T2"><text:s text:c="3"/>*y = (x &gt;= 0)? x : -x; </text:span></text:p>
        <text:p text:style-name="P1" loext:marker-style-name="T1"><text:span text:style-name="T2"/></text:p>
        <text:p text:style-name="P1" loext:marker-style-name="T1"><text:span text:style-name="T2">void swap(int *a, int *b) {</text:span></text:p>
        <text:p text:style-name="P1" loext:marker-style-name="T1"><text:span text:style-name="T2"><text:s text:c="4"/>int aux = *a;</text:span></text:p>
        <text:p text:style-name="P1" loext:marker-style-name="T1"><text:span text:style-name="T2"><text:s text:c="4"/>*a = *b;</text:span></text:p>
        <text:p text:style-name="P1" loext:marker-style-name="T1"><text:span text:style-name="T2"><text:s text:c="4"/>*b = aux;</text:span></text:p>
        <text:p text:style-name="P1" loext:marker-style-name="T1"><text:span text:style-name="T2"/></text:p>
        <text:p text:style-name="P1" loext:marker-style-name="T1"><text:span text:style-name="T2">//Ej3 lab04</text:span></text:p>
        <text:p text:style-name="P1" loext:marker-style-name="T1"><text:span text:style-name="T2">void print_data(data_t *d) {</text:span></text:p>
        <text:p text:style-name="P1" loext:marker-style-name="T1"><text:span text:style-name="T2"><text:s text:c="4"/>printf("NOMBRE: %s\n"</text:span></text:p>
        <text:p text:style-name="P1" loext:marker-style-name="T1"><text:span text:style-name="T2"><text:s text:c="11"/>"EDAD <text:s/>: %d años\n"</text:span></text:p>
        <text:p text:style-name="P1" loext:marker-style-name="T1"><text:span text:style-name="T2"><text:s text:c="11"/>"ALTURA: %d cm\n\n",</text:span></text:p>
        <text:p text:style-name="P1" loext:marker-style-name="T1"><text:span text:style-name="T2"><text:s text:c="11"/>d-&gt;name, d-&gt;age, d-&gt;height);</text:span></text:p>
        <text:p text:style-name="P1" loext:marker-style-name="T1"><text:span text:style-name="T2">}</text:span></text:p>
        <text:p text:style-name="P1" loext:marker-style-name="T1"><text:span text:style-name="T2">int main(void) {</text:span></text:p>
        <text:p text:style-name="P1" loext:marker-style-name="T1"><text:span text:style-name="T2"/></text:p>
        <text:p text:style-name="P1" loext:marker-style-name="T1"><text:span text:style-name="T2"><text:s text:c="4"/>//Ask for memory</text:span></text:p>
        <text:p text:style-name="P1" loext:marker-style-name="T1"><text:span text:style-name="T2"><text:s text:c="4"/>data_t *messi = malloc(sizeof(*messi));</text:span></text:p>
        <text:p text:style-name="P1" loext:marker-style-name="T1"><text:span text:style-name="T2"><text:s text:c="4"/>if (!messi) {</text:span></text:p>
        <text:p text:style-name="P1" loext:marker-style-name="T1"><text:span text:style-name="T2"><text:s text:c="7"/>perror("malloc failed");</text:span></text:p>
        <text:p text:style-name="P1" loext:marker-style-name="T1"><text:span text:style-name="T2"><text:s text:c="7"/>return EXIT_FAILURE;</text:span></text:p>
        <text:p text:style-name="P1" loext:marker-style-name="T1"><text:span text:style-name="T2"><text:s text:c="4"/>}</text:span></text:p>
        <text:p text:style-name="P1" loext:marker-style-name="T1"><text:span text:style-name="T2"/></text:p>
        <text:p text:style-name="P1" loext:marker-style-name="T1"><text:span text:style-name="T2"><text:s text:c="4"/>//Initilize values</text:span></text:p>
        <text:p text:style-name="P1" loext:marker-style-name="T1"><text:span text:style-name="T2"><text:s text:c="4"/>strcpy(messi-&gt;name, "Leo Messi");</text:span></text:p>
        <text:p text:style-name="P1" loext:marker-style-name="T1"><text:span text:style-name="T2"><text:s text:c="4"/>messi-&gt;age = 36;</text:span></text:p>
        <text:p text:style-name="P1" loext:marker-style-name="T1"><text:span text:style-name="T2"><text:s text:c="4"/>messi-&gt;height = 169;</text:span></text:p>
        <text:p text:style-name="P1" loext:marker-style-name="T1"><text:span text:style-name="T2"/></text:p>
        <text:p text:style-name="P1" loext:marker-style-name="T1"><text:span text:style-name="T2"><text:s text:c="4"/>//Print data</text:span></text:p>
        <text:p text:style-name="P1" loext:marker-style-name="T1"><text:span text:style-name="T2"><text:s text:c="4"/>print_data(messi);</text:span></text:p>
        <text:p text:style-name="P1" loext:marker-style-name="T1"><text:span text:style-name="T2"/></text:p>
        <text:p text:style-name="P1" loext:marker-style-name="T1"><text:span text:style-name="T2"><text:s text:c="4"/>//Size in bytes</text:span></text:p>
        <text:p text:style-name="P1" loext:marker-style-name="T1"><text:span text:style-name="T2"><text:s text:c="4"/>printf("name-size <text:s/>: %lu bytes\n"</text:span></text:p>
        <text:p text:style-name="P1" loext:marker-style-name="T1"><text:span text:style-name="T2"><text:s text:c="11"/>"age-size <text:s text:c="2"/>: %lu bytes\n"</text:span></text:p>
        <text:p text:style-name="P1" loext:marker-style-name="T1"><text:span text:style-name="T2"><text:s text:c="11"/>"height-size: %lu bytes\n"</text:span></text:p>
        <text:p text:style-name="P1" loext:marker-style-name="T1"><text:span text:style-name="T2"><text:s text:c="11"/>"data_t-size: %lu bytes\n",</text:span></text:p>
        <text:p text:style-name="P1" loext:marker-style-name="T1"><text:span text:style-name="T2"><text:s text:c="11"/>sizeof(messi-&gt;name),</text:span></text:p>
        <text:p text:style-name="P1" loext:marker-style-name="T1"><text:span text:style-name="T2"><text:s text:c="11"/>sizeof(messi-&gt;age),</text:span></text:p>
        <text:p text:style-name="P1" loext:marker-style-name="T1"><text:span text:style-name="T2"><text:s text:c="11"/>sizeof(messi-&gt;height),</text:span></text:p>
        <text:p text:style-name="P1" loext:marker-style-name="T1"><text:span text:style-name="T2"><text:s text:c="11"/>sizeof(data_t));</text:span></text:p>
        <text:p text:style-name="P1" loext:marker-style-name="T1"><text:span text:style-name="T2"/></text:p>
        <text:p text:style-name="P1" loext:marker-style-name="T1"><text:span text:style-name="T2"><text:s text:c="4"/>//Memory address</text:span></text:p>
        <text:p text:style-name="P1" loext:marker-style-name="T1"><text:span text:style-name="T2"><text:s text:c="4"/>printf("\n\nname-memory address <text:s/>: %p\n"</text:span></text:p>
        <text:p text:style-name="P1" loext:marker-style-name="T1"><text:span text:style-name="T2"><text:s text:c="11"/>"age-memory address <text:s text:c="2"/>: %p\n"</text:span></text:p>
        <text:p text:style-name="P1" loext:marker-style-name="T1"><text:span text:style-name="T2"><text:s text:c="11"/>"height-memory address: %p\n"</text:span></text:p>
        <text:p text:style-name="P1" loext:marker-style-name="T1"><text:span text:style-name="T2"><text:s text:c="11"/>"data_t-memory address: %p\n",</text:span></text:p>
        <text:p text:style-name="P1" loext:marker-style-name="T1"><text:span text:style-name="T2"><text:s text:c="11"/>(void *) &amp;messi-&gt;name,</text:span></text:p>
        <text:p text:style-name="P1" loext:marker-style-name="T1"><text:span text:style-name="T2"><text:s text:c="11"/>(void *) &amp;messi-&gt;age,</text:span></text:p>
        <text:p text:style-name="P1" loext:marker-style-name="T1"><text:span text:style-name="T2"><text:s text:c="11"/>(void *) &amp;messi-&gt;height,</text:span></text:p>
        <text:p text:style-name="P1" loext:marker-style-name="T1"><text:span text:style-name="T2"><text:s text:c="11"/>(void *) &amp;messi);</text:span></text:p>
        <text:p text:style-name="P1" loext:marker-style-name="T1"><text:span text:style-name="T2"/></text:p>
        <text:p text:style-name="P1" loext:marker-style-name="T1"><text:span text:style-name="T2"><text:s text:c="4"/>//Indexes</text:span></text:p>
        <text:p text:style-name="P1" loext:marker-style-name="T1"><text:span text:style-name="T2"><text:s text:c="4"/>printf("\n\nname-index <text:s/>: %lu\n"</text:span></text:p>
        <text:p text:style-name="P1" loext:marker-style-name="T1"><text:span text:style-name="T2"><text:s text:c="11"/>"age-index <text:s text:c="2"/>: %lu\n"</text:span></text:p>
        <text:p text:style-name="P1" loext:marker-style-name="T1"><text:span text:style-name="T2"><text:s text:c="11"/>"height-index: %lu\n"</text:span></text:p>
        <text:p text:style-name="P1" loext:marker-style-name="T1"><text:span text:style-name="T2"><text:s text:c="11"/>"data_t-index: %lu\n",</text:span></text:p>
        <text:p text:style-name="P1" loext:marker-style-name="T1"><text:span text:style-name="T2"><text:s text:c="11"/>(uintptr_t) &amp;messi-&gt;name,</text:span></text:p>
        <text:p text:style-name="P1" loext:marker-style-name="T1"><text:span text:style-name="T2"><text:s text:c="11"/>(uintptr_t) &amp;messi-&gt;age,</text:span></text:p>
        <text:p text:style-name="P1" loext:marker-style-name="T1"><text:span text:style-name="T2"><text:s text:c="11"/>(uintptr_t) &amp;messi-&gt;height,</text:span></text:p>
        <text:p text:style-name="P1" loext:marker-style-name="T1"><text:span text:style-name="T2"><text:s text:c="11"/>(uintptr_t) &amp;messi);</text:span></text:p>
        <text:p text:style-name="P1" loext:marker-style-name="T1"><text:span text:style-name="T2"/></text:p>
        <text:p text:style-name="P1" loext:marker-style-name="T1"><text:span text:style-name="T2"><text:s text:c="4"/>free(messi);</text:span></text:p>
        <text:p text:style-name="P1" loext:marker-style-name="T1"><text:span text:style-name="T2"/></text:p>
        <text:p text:style-name="P1" loext:marker-style-name="T1"><text:span text:style-name="T2"><text:s text:c="4"/>return EXIT_SUCCESS;</text:span></text:p>
        <text:p text:style-name="P1" loext:marker-style-name="T1"><text:span text:style-name="T2">}</text:span></text:p>
        <text:p text:style-name="P1" loext:marker-style-name="T1"><text:span text:style-name="T2"/></text:p>
        <text:p text:style-name="P3" loext:marker-style-name="T1"><text:span text:style-name="T2"/></text:p>
        <text:p text:style-name="P3" loext:marker-style-name="T1"><text:span text:style-name="T2"/></text:p>
        <text:p text:style-name="P1" loext:marker-style-name="T1"><text:span text:style-name="T2">//</text:span><text:span text:style-name="T3">Ej3b lab04</text:span></text:p>
        <text:p text:style-name="P1" loext:marker-style-name="T1"><text:span text:style-name="T2"><text:s text:c="4"/>int *array=NULL;</text:span></text:p>
        <text:p text:style-name="P1" loext:marker-style-name="T1"><text:span text:style-name="T2"><text:s text:c="4"/>array = malloc(sizeof(int) * size); //One per element</text:span></text:p>
        <text:p text:style-name="P1" loext:marker-style-name="T1"><text:span text:style-name="T2"><text:s text:c="4"/>*length = size;</text:span></text:p>
        <text:p text:style-name="P1" loext:marker-style-name="T1"><text:span text:style-name="T2"/></text:p>
        <text:p text:style-name="P1" loext:marker-style-name="T1"><text:span text:style-name="T2"/></text:p>
        <text:p text:style-name="P1" loext:marker-style-name="T1"><text:span text:style-name="T2"/></text:p>
        <text:p text:style-name="P1" loext:marker-style-name="T1"><text:span text:style-name="T2">//</text:span><text:span text:style-name="T3">Ej4a lab04</text:span></text:p>
        <text:p text:style-name="P1" loext:marker-style-name="T1"><text:span text:style-name="T2">size_t string_length(const char *str) {</text:span></text:p>
        <text:p text:style-name="P1" loext:marker-style-name="T1"><text:span text:style-name="T2"><text:s text:c="4"/>size_t length = 0;</text:span></text:p>
        <text:p text:style-name="P1" loext:marker-style-name="T1"><text:span text:style-name="T2"/></text:p>
        <text:p text:style-name="P1" loext:marker-style-name="T1"><text:span text:style-name="T2"><text:s text:c="4"/>while(str[length] != '\0')</text:span></text:p>
        <text:p text:style-name="P1" loext:marker-style-name="T1"><text:span text:style-name="T2"><text:s text:c="8"/>length++;</text:span></text:p>
        <text:p text:style-name="P1" loext:marker-style-name="T1"><text:span text:style-name="T2"/></text:p>
        <text:p text:style-name="P1" loext:marker-style-name="T1"><text:span text:style-name="T2"><text:s text:c="4"/>return length;</text:span></text:p>
        <text:p text:style-name="P1" loext:marker-style-name="T1"><text:span text:style-name="T2">}</text:span></text:p>
        <text:p text:style-name="P1" loext:marker-style-name="T1"><text:span text:style-name="T2"/></text:p>
        <text:p text:style-name="P1" loext:marker-style-name="T1"><text:span text:style-name="T2">char *string_filter(const char *str, char c) {</text:span></text:p>
        <text:p text:style-name="P1" loext:marker-style-name="T1"><text:span text:style-name="T2"><text:s text:c="4"/>if (!str)</text:span></text:p>
        <text:p text:style-name="P1" loext:marker-style-name="T1"><text:span text:style-name="T2"><text:s text:c="8"/>return NULL;</text:span></text:p>
        <text:p text:style-name="P1" loext:marker-style-name="T1"><text:span text:style-name="T2"/></text:p>
        <text:p text:style-name="P1" loext:marker-style-name="T1"><text:span text:style-name="T2"><text:s text:c="4"/>size_t length = string_length(str);</text:span></text:p>
        <text:p text:style-name="P1" loext:marker-style-name="T1"><text:span text:style-name="T2"><text:s text:c="4"/>char *out = calloc(length + 1, sizeof(char));</text:span></text:p>
        <text:p text:style-name="P1" loext:marker-style-name="T1"><text:span text:style-name="T2"/></text:p>
        <text:p text:style-name="P1" loext:marker-style-name="T1"><text:span text:style-name="T2"><text:s text:c="4"/>if (!out)</text:span></text:p>
        <text:p text:style-name="P1" loext:marker-style-name="T1"><text:span text:style-name="T2"><text:s text:c="8"/>return NULL;</text:span></text:p>
        <text:p text:style-name="P1" loext:marker-style-name="T1"><text:span text:style-name="T2"/></text:p>
        <text:p text:style-name="P1" loext:marker-style-name="T1"><text:span text:style-name="T2"><text:s text:c="4"/>size_t i = 0, j = 0;</text:span></text:p>
        <text:p text:style-name="P1" loext:marker-style-name="T1"><text:span text:style-name="T2"><text:s text:c="4"/>while (str[i] != '\0') {</text:span></text:p>
        <text:p text:style-name="P1" loext:marker-style-name="T1"><text:span text:style-name="T2"><text:s text:c="8"/>if (str[i] != c) {</text:span></text:p>
        <text:p text:style-name="P1" loext:marker-style-name="T1"><text:span text:style-name="T2"><text:s text:c="12"/>out[j] = str[i];</text:span></text:p>
        <text:p text:style-name="P1" loext:marker-style-name="T1"><text:span text:style-name="T2"><text:s text:c="12"/>j++;</text:span></text:p>
        <text:p text:style-name="P1" loext:marker-style-name="T1"><text:span text:style-name="T2"><text:s text:c="8"/>}</text:span></text:p>
        <text:p text:style-name="P1" loext:marker-style-name="T1"><text:span text:style-name="T2"><text:s text:c="8"/>i++;</text:span></text:p>
        <text:p text:style-name="P1" loext:marker-style-name="T1"><text:span text:style-name="T2"><text:s text:c="4"/>}</text:span></text:p>
        <text:p text:style-name="P1" loext:marker-style-name="T1"><text:span text:style-name="T2"/></text:p>
        <text:p text:style-name="P1" loext:marker-style-name="T1"><text:span text:style-name="T2"><text:s text:c="4"/>out[j] = '\0';</text:span></text:p>
        <text:p text:style-name="P1" loext:marker-style-name="T1"><text:span text:style-name="T2"><text:s text:c="4"/>return out;</text:span></text:p>
        <text:p text:style-name="P1" loext:marker-style-name="T1"><text:span text:style-name="T2">}</text:span></text:p>
        <text:p text:style-name="P1" loext:marker-style-name="T1"><text:span text:style-name="T2"/></text:p>
        <text:p text:style-name="P1" loext:marker-style-name="T1"><text:span text:style-name="T2">bool string_is_symmetric(const char *str) {</text:span></text:p>
        <text:p text:style-name="P1" loext:marker-style-name="T1"><text:span text:style-name="T2"><text:s text:c="4"/>if <text:s/>(!str)</text:span></text:p>
        <text:p text:style-name="P1" loext:marker-style-name="T1"><text:span text:style-name="T2"><text:s text:c="8"/>return false;</text:span></text:p>
        <text:p text:style-name="P1" loext:marker-style-name="T1"><text:span text:style-name="T2"/></text:p>
        <text:p text:style-name="P1" loext:marker-style-name="T1"><text:span text:style-name="T2"><text:s text:c="4"/>bool res = true;</text:span></text:p>
        <text:p text:style-name="P1" loext:marker-style-name="T1"><text:span text:style-name="T2"><text:s text:c="4"/>size_t j = string_length(str);</text:span></text:p>
        <text:p text:style-name="P1" loext:marker-style-name="T1"><text:span text:style-name="T2"/></text:p>
        <text:p text:style-name="P1" loext:marker-style-name="T1"><text:span text:style-name="T2"><text:s text:c="4"/>if (j &lt; 2)</text:span></text:p>
        <text:p text:style-name="P1" loext:marker-style-name="T1"><text:span text:style-name="T2"><text:s text:c="8"/>return true;</text:span></text:p>
        <text:p text:style-name="P1" loext:marker-style-name="T1"><text:span text:style-name="T2"/></text:p>
        <text:p text:style-name="P1" loext:marker-style-name="T1"><text:span text:style-name="T2"><text:s text:c="4"/>size_t i = 0;</text:span></text:p>
        <text:p text:style-name="P1" loext:marker-style-name="T1"><text:span text:style-name="T2"><text:s text:c="4"/>j = j -1;</text:span></text:p>
        <text:p text:style-name="P1" loext:marker-style-name="T1"><text:span text:style-name="T2"><text:s text:c="4"/>while (i &lt; j) {</text:span></text:p>
        <text:p text:style-name="P1" loext:marker-style-name="T1"><text:span text:style-name="T2"><text:s text:c="8"/>if (str[i] != str[j]) {</text:span></text:p>
        <text:p text:style-name="P1" loext:marker-style-name="T1"><text:span text:style-name="T2"><text:s text:c="12"/>res = false;</text:span></text:p>
        <text:p text:style-name="P1" loext:marker-style-name="T1"><text:span text:style-name="T2"><text:s text:c="8"/>}</text:span></text:p>
        <text:p text:style-name="P1" loext:marker-style-name="T1"><text:span text:style-name="T2"><text:s text:c="8"/>i++; j--;</text:span></text:p>
        <text:p text:style-name="P1" loext:marker-style-name="T1"><text:span text:style-name="T2"><text:s text:c="4"/>}</text:span></text:p>
        <text:p text:style-name="P1" loext:marker-style-name="T1"><text:span text:style-name="T2"/></text:p>
        <text:p text:style-name="P1" loext:marker-style-name="T1"><text:span text:style-name="T2"><text:s text:c="4"/>return res;</text:span></text:p>
        <text:p text:style-name="P1" loext:marker-style-name="T1"><text:span text:style-name="T2">}</text:span></text:p>
        <text:p text:style-name="P1" loext:marker-style-name="T1"><text:soft-page-break/><text:span text:style-name="T2">//</text:span><text:span text:style-name="T3">Ej4c lab04</text:span></text:p>
        <text:p text:style-name="P1" loext:marker-style-name="T1"><text:span text:style-name="T3">char *string_clone(const char *str, size_t length) {</text:span></text:p>
        <text:p text:style-name="P1" loext:marker-style-name="T1"><text:span text:style-name="T3"><text:s text:c="4"/>if (!str)</text:span></text:p>
        <text:p text:style-name="P1" loext:marker-style-name="T1"><text:span text:style-name="T3"><text:s text:c="8"/>return NULL;</text:span></text:p>
        <text:p text:style-name="P1" loext:marker-style-name="T1"><text:span text:style-name="T3"/></text:p>
        <text:p text:style-name="P1" loext:marker-style-name="T1"><text:span text:style-name="T3"><text:s text:c="4"/>//Ask for memory</text:span></text:p>
        <text:p text:style-name="P1" loext:marker-style-name="T1"><text:span text:style-name="T3"><text:s text:c="4"/>char *output = malloc(length + 1);</text:span></text:p>
        <text:p text:style-name="P1" loext:marker-style-name="T1"><text:span text:style-name="T3"><text:s text:c="4"/>if (!output) {</text:span></text:p>
        <text:p text:style-name="P1" loext:marker-style-name="T1"><text:span text:style-name="T3"><text:s text:c="8"/>fprintf(stderr, "malloc error");</text:span></text:p>
        <text:p text:style-name="P1" loext:marker-style-name="T1"><text:span text:style-name="T3"><text:s text:c="8"/>return NULL;</text:span></text:p>
        <text:p text:style-name="P1" loext:marker-style-name="T1"><text:span text:style-name="T3"><text:s text:c="4"/>}</text:span></text:p>
        <text:p text:style-name="P1" loext:marker-style-name="T1"><text:span text:style-name="T3"/></text:p>
        <text:p text:style-name="P1" loext:marker-style-name="T1"><text:span text:style-name="T3"><text:s text:c="4"/>for (size_t i=0; i&lt;length;i++) {</text:span></text:p>
        <text:p text:style-name="P1" loext:marker-style-name="T1"><text:span text:style-name="T3"><text:s text:c="8"/>output[i] = str[i];</text:span></text:p>
        <text:p text:style-name="P1" loext:marker-style-name="T1"><text:span text:style-name="T3"><text:s text:c="4"/>}</text:span></text:p>
        <text:p text:style-name="P1" loext:marker-style-name="T1"><text:span text:style-name="T3"><text:s text:c="4"/>output[length] = '\0';</text:span></text:p>
        <text:p text:style-name="P1" loext:marker-style-name="T1"><text:span text:style-name="T3"><text:s text:c="4"/>return output;</text:span></text:p>
        <text:p text:style-name="P1" loext:marker-style-name="T1"><text:span text:style-name="T3">}</text:span></text:p>
        <text:p text:style-name="P1" loext:marker-style-name="T1"><text:span text:style-name="T3"/></text:p>
        <text:p text:style-name="P4" loext:marker-style-name="T1"><text:span text:style-name="T3">S</text:span><text:span text:style-name="T1">i quiero usar punteros agrego esto al main:<text:line-break/></text:span></text:p>
        <text:p text:style-name="P1" loext:marker-style-name="T1"><text:span text:style-name="T3"><text:s text:c="4"/>char *copy=NULL;</text:span></text:p>
        <text:p text:style-name="P1" loext:marker-style-name="T1"><text:span text:style-name="T3"><text:s text:c="4"/>size_t length = string_length(original);</text:span></text:p>
        <text:p text:style-name="P1" loext:marker-style-name="T1"><text:span text:style-name="T3"><text:s text:c="4"/>copy = string_clone(original, length);</text:span></text:p>
        <text:p text:style-name="P1" loext:marker-style-name="T1"><text:span text:style-name="T3"/></text:p>
        <text:p text:style-name="P4" loext:marker-style-name="T1"><text:span text:style-name="T1">Con strlen y strcpy(string.h):</text:span></text:p>
        <text:p text:style-name="P4" loext:marker-style-name="T1"><text:span text:style-name="T1">char *string_clone(const char *str) {</text:span></text:p>
        <text:p text:style-name="P4" loext:marker-style-name="T1"><text:span text:style-name="T1"><text:s text:c="4"/>if (!str)</text:span></text:p>
        <text:p text:style-name="P4" loext:marker-style-name="T1"><text:span text:style-name="T1"><text:s text:c="8"/>return NULL;</text:span></text:p>
        <text:p text:style-name="P4" loext:marker-style-name="T1"><text:span text:style-name="T1"/></text:p>
        <text:p text:style-name="P4" loext:marker-style-name="T1"><text:span text:style-name="T1"><text:s text:c="4"/>//char *clone=NULL;</text:span></text:p>
        <text:p text:style-name="P4" loext:marker-style-name="T1"><text:span text:style-name="T1"><text:s text:c="4"/>size_t length = strlen(str);</text:span></text:p>
        <text:p text:style-name="P4" loext:marker-style-name="T1"><text:span text:style-name="T1"><text:s text:c="4"/>char *output = malloc(length + 1);</text:span></text:p>
        <text:p text:style-name="P4" loext:marker-style-name="T1"><text:span text:style-name="T1"><text:s text:c="4"/>if (!output) {</text:span></text:p>
        <text:p text:style-name="P4" loext:marker-style-name="T1"><text:span text:style-name="T1"><text:s text:c="8"/>fprintf(stderr, "malloc error");</text:span></text:p>
        <text:p text:style-name="P4" loext:marker-style-name="T1"><text:span text:style-name="T1"><text:s text:c="8"/>return NULL;</text:span></text:p>
        <text:p text:style-name="P4" loext:marker-style-name="T1"><text:span text:style-name="T1"><text:s text:c="4"/>}</text:span></text:p>
        <text:p text:style-name="P4" loext:marker-style-name="T1"><text:span text:style-name="T1"><text:s text:c="4"/>strcpy(output, str);</text:span></text:p>
        <text:p text:style-name="P2" loext:marker-style-name="T1"><text:span text:style-name="T3"><text:s text:c="4"/>return output;</text:span></text:p>
        <text:p text:style-name="P1" loext:marker-style-name="T1"><text:span text:style-name="T1">}</text:span></text:p>
        <text:p text:style-name="P1" loext:marker-style-name="T1"><text:span text:style-name="T1"/></text:p>
        <text:p text:style-name="P1" loext:marker-style-name="T1"><text:span text:style-name="T1"/></text:p>
        <text:p text:style-name="P1" loext:marker-style-name="T1"><text:span text:style-name="T1"/></text:p>
        <text:p text:style-name="P1" loext:marker-style-name="T1"><text:span text:style-name="T1"/></text:p>
        <text:p text:style-name="P1" loext:marker-style-name="T1"><text:span text:style-name="T1"/></text:p>
        <text:p text:style-name="P1" loext:marker-style-name="T1"><text:span text:style-name="T1"/></text:p>
        <text:p text:style-name="P1" loext:marker-style-name="T1"><text:span text:style-name="T1"/></text:p>
        <text:p text:style-name="P1" loext:marker-style-name="T1"><text:span text:style-name="T1"/></text:p>
        <text:p text:style-name="P1" loext:marker-style-name="T1"><text:span text:style-name="T1">//</text:span><text:span text:style-name="T3">Ej2 lab04-2 setup.ayed</text:span></text:p>
        <text:p text:style-name="P1" loext:marker-style-name="T1"><text:span text:style-name="T3">List setup_example() {</text:span></text:p>
        <text:p text:style-name="P1" loext:marker-style-name="T1"><text:span text:style-name="T3"><text:s text:c="4"/>int i = 3; //Nodes quantity</text:span></text:p>
        <text:p text:style-name="P1" loext:marker-style-name="T1"><text:span text:style-name="T3"><text:s text:c="4"/>//Create my_list</text:span></text:p>
        <text:p text:style-name="P1" loext:marker-style-name="T1"><text:span text:style-name="T3"><text:s text:c="4"/>Node *my_list = malloc(sizeof(Node));</text:span></text:p>
        <text:p text:style-name="P1" loext:marker-style-name="T1"><text:span text:style-name="T3"><text:s text:c="4"/>if (!my_list) {</text:span></text:p>
        <text:p text:style-name="P1" loext:marker-style-name="T1"><text:span text:style-name="T3"><text:s text:c="8"/>fprintf(stderr, "malloc error");</text:span></text:p>
        <text:p text:style-name="P1" loext:marker-style-name="T1"><text:span text:style-name="T3"><text:s text:c="8"/>exit(EXIT_FAILURE);</text:span></text:p>
        <text:p text:style-name="P1" loext:marker-style-name="T1"><text:span text:style-name="T3"><text:s text:c="4"/>}</text:span></text:p>
        <text:p text:style-name="P1" loext:marker-style-name="T1"><text:span text:style-name="T3"/></text:p>
        <text:p text:style-name="P1" loext:marker-style-name="T1"><text:span text:style-name="T3"><text:s text:c="4"/>//Create first node</text:span></text:p>
        <text:p text:style-name="P1" loext:marker-style-name="T1"><text:span text:style-name="T3"><text:s text:c="4"/>Node *a_node = my_list;</text:span></text:p>
        <text:p text:style-name="P1" loext:marker-style-name="T1"><text:span text:style-name="T3"><text:s text:c="4"/>i = i - 1;</text:span></text:p>
        <text:p text:style-name="P1" loext:marker-style-name="T1"><text:span text:style-name="T3"/></text:p>
        <text:p text:style-name="P1" loext:marker-style-name="T1"><text:span text:style-name="T3"><text:s text:c="4"/>//Create intermediate nodes</text:span></text:p>
        <text:p text:style-name="P1" loext:marker-style-name="T1"><text:span text:style-name="T3"><text:s text:c="4"/>while (i &gt; 0) {</text:span></text:p>
        <text:p text:style-name="P1" loext:marker-style-name="T1"><text:span text:style-name="T3"><text:s text:c="8"/>a_node-&gt;data = i * 10;</text:span></text:p>
        <text:p text:style-name="P1" loext:marker-style-name="T1"><text:span text:style-name="T3"><text:s text:c="8"/>a_node-&gt;next = malloc(sizeof(Node));</text:span></text:p>
        <text:p text:style-name="P1" loext:marker-style-name="T1"><text:span text:style-name="T3"><text:s text:c="8"/>if (!a_node-&gt;next) {</text:span></text:p>
        <text:p text:style-name="P1" loext:marker-style-name="T1"><text:span text:style-name="T3"><text:s text:c="12"/>fprintf(stderr, "malloc error");</text:span></text:p>
        <text:p text:style-name="P1" loext:marker-style-name="T1"><text:span text:style-name="T3"><text:s text:c="12"/>exit(EXIT_FAILURE);</text:span></text:p>
        <text:p text:style-name="P1" loext:marker-style-name="T1"><text:span text:style-name="T3"><text:s text:c="8"/>}</text:span></text:p>
        <text:p text:style-name="P1" loext:marker-style-name="T1"><text:span text:style-name="T3"/></text:p>
        <text:p text:style-name="P1" loext:marker-style-name="T1"><text:span text:style-name="T3"><text:s text:c="8"/>a_node = a_node-&gt;next;</text:span></text:p>
        <text:p text:style-name="P1" loext:marker-style-name="T1"><text:span text:style-name="T3"><text:s text:c="8"/>i--;</text:span></text:p>
        <text:p text:style-name="P1" loext:marker-style-name="T1"><text:span text:style-name="T3"><text:s text:c="4"/>}</text:span></text:p>
        <text:p text:style-name="P1" loext:marker-style-name="T1"><text:span text:style-name="T3"/></text:p>
        <text:p text:style-name="P1" loext:marker-style-name="T1"><text:span text:style-name="T3"><text:s text:c="4"/>//Last node</text:span></text:p>
        <text:p text:style-name="P1" loext:marker-style-name="T1"><text:span text:style-name="T3"><text:s text:c="4"/>a_node-&gt;data = 0;</text:span></text:p>
        <text:p text:style-name="P1" loext:marker-style-name="T1"><text:span text:style-name="T3"><text:s text:c="4"/>a_node-&gt;next = NULL;</text:span></text:p>
        <text:p text:style-name="P1" loext:marker-style-name="T1"><text:span text:style-name="T3"/></text:p>
        <text:p text:style-name="P1" loext:marker-style-name="T1"><text:span text:style-name="T3"><text:s text:c="4"/>return my_list;</text:span></text:p>
        <text:p text:style-name="P1" loext:marker-style-name="T1"><text:span text:style-name="T3">}</text:span></text:p>
        <text:p text:style-name="P1" loext:marker-style-name="T1"><text:span text:style-name="T3">//Ej3 lab04-2 agrega un elemento al final</text:span></text:p>
        <text:p text:style-name="P1" loext:marker-style-name="T1"><text:span text:style-name="T3">void append_example(List xs) {</text:span></text:p>
        <text:p text:style-name="P1" loext:marker-style-name="T1"><text:span text:style-name="T3"><text:s text:c="4"/>Node *a_node = xs;</text:span></text:p>
        <text:p text:style-name="P1" loext:marker-style-name="T1"><text:span text:style-name="T3"/></text:p>
        <text:p text:style-name="P1" loext:marker-style-name="T1"><text:span text:style-name="T3"><text:s text:c="4"/>//Moving forward</text:span></text:p>
        <text:p text:style-name="P1" loext:marker-style-name="T1"><text:span text:style-name="T3"><text:s text:c="4"/>while (a_node-&gt;next != NULL) {</text:span></text:p>
        <text:p text:style-name="P1" loext:marker-style-name="T1"><text:span text:style-name="T3"><text:s text:c="8"/>a_node = a_node-&gt;next;</text:span></text:p>
        <text:p text:style-name="P1" loext:marker-style-name="T1"><text:span text:style-name="T3"><text:s text:c="4"/>}</text:span></text:p>
        <text:p text:style-name="P1" loext:marker-style-name="T1"><text:span text:style-name="T3"/></text:p>
        <text:p text:style-name="P1" loext:marker-style-name="T1"><text:span text:style-name="T3"><text:s text:c="4"/>//New node to add</text:span></text:p>
        <text:p text:style-name="P1" loext:marker-style-name="T1"><text:span text:style-name="T3"><text:s text:c="4"/>a_node-&gt;next = malloc(sizeof(Node));</text:span></text:p>
        <text:p text:style-name="P1" loext:marker-style-name="T1"><text:span text:style-name="T3"><text:s text:c="4"/>if (!a_node-&gt;next) {</text:span></text:p>
        <text:p text:style-name="P1" loext:marker-style-name="T1"><text:span text:style-name="T3"><text:s text:c="8"/>fprintf(stderr, "malloc error");</text:span></text:p>
        <text:p text:style-name="P1" loext:marker-style-name="T1"><text:span text:style-name="T3"><text:s text:c="8"/>exit(EXIT_FAILURE);</text:span></text:p>
        <text:p text:style-name="P1" loext:marker-style-name="T1"><text:span text:style-name="T3"><text:s text:c="4"/>}</text:span></text:p>
        <text:p text:style-name="P1" loext:marker-style-name="T1"><text:span text:style-name="T3"/></text:p>
        <text:p text:style-name="P1" loext:marker-style-name="T1"><text:span text:style-name="T3"><text:s text:c="4"/>//Put values as append.ayed</text:span></text:p>
        <text:p text:style-name="P1" loext:marker-style-name="T1"><text:span text:style-name="T3"><text:s text:c="4"/>a_node-&gt;next-&gt;data = 88;</text:span></text:p>
        <text:p text:style-name="P1" loext:marker-style-name="T1"><text:span text:style-name="T3"><text:s text:c="4"/>a_node-&gt;next-&gt;next = NULL;</text:span></text:p>
        <text:p text:style-name="P1" loext:marker-style-name="T1"><text:span text:style-name="T3">}</text:span></text:p>
        <text:p text:style-name="P1" loext:marker-style-name="T1"><text:span text:style-name="T3"/></text:p>
        <text:p text:style-name="P1" loext:marker-style-name="T1"><text:span text:style-name="T3"/></text:p>
        <text:p text:style-name="P1" loext:marker-style-name="T1"><text:span text:style-name="T3"/></text:p>
        <text:p text:style-name="P1" loext:marker-style-name="T1"><text:span text:style-name="T3"/></text:p>
        <text:p text:style-name="P1" loext:marker-style-name="T1"><text:span text:style-name="T3"/></text:p>
        <text:p text:style-name="P1" loext:marker-style-name="T1"><text:span text:style-name="T3">//Ej4 lab04-2 Elimina el primer elemento de lista</text:span></text:p>
        <text:p text:style-name="P1" loext:marker-style-name="T1"><text:span text:style-name="T3">List tail_example(List xs) {</text:span></text:p>
        <text:p text:style-name="P1" loext:marker-style-name="T1"><text:span text:style-name="T3"><text:s text:c="4"/>if (xs == NULL) {</text:span></text:p>
        <text:p text:style-name="P1" loext:marker-style-name="T1"><text:span text:style-name="T3"><text:s text:c="8"/>fprintf(stderr, "empty list");</text:span></text:p>
        <text:p text:style-name="P1" loext:marker-style-name="T1"><text:span text:style-name="T3"><text:s text:c="8"/>exit(EXIT_FAILURE);</text:span></text:p>
        <text:p text:style-name="P1" loext:marker-style-name="T1"><text:span text:style-name="T3"><text:s text:c="4"/>}</text:span></text:p>
        <text:p text:style-name="P1" loext:marker-style-name="T1"><text:span text:style-name="T3"/></text:p>
        <text:p text:style-name="P1" loext:marker-style-name="T1"><text:span text:style-name="T3"><text:s text:c="4"/>//Two steps in one line</text:span></text:p>
        <text:p text:style-name="P1" loext:marker-style-name="T1"><text:span text:style-name="T3"><text:s text:c="4"/>Node *a_node = xs-&gt;next;</text:span></text:p>
        <text:p text:style-name="P1" loext:marker-style-name="T1"><text:span text:style-name="T3"/></text:p>
        <text:p text:style-name="P1" loext:marker-style-name="T1"><text:span text:style-name="T3"><text:s text:c="4"/>//Cannot free a_node</text:span></text:p>
        <text:p text:style-name="P1" loext:marker-style-name="T1"><text:span text:style-name="T3"><text:s text:c="4"/>free(xs);</text:span></text:p>
        <text:p text:style-name="P1" loext:marker-style-name="T1"><text:span text:style-name="T3"><text:s text:c="4"/>return a_node; </text:span></text:p>
        <text:p text:style-name="P1" loext:marker-style-name="T1"><text:span text:style-name="T3">}</text:span></text:p>
        <text:p text:style-name="P1" loext:marker-style-name="T1"><text:span text:style-name="T3"/></text:p>
        <text:p text:style-name="P1" loext:marker-style-name="T1"><text:span text:style-name="T3"/></text:p>
        <text:p text:style-name="P1" loext:marker-style-name="T1"><text:span text:style-name="T3"/></text:p>
        <text:p text:style-name="P1" loext:marker-style-name="T1"><text:span text:style-name="T3"/></text:p>
        <text:p text:style-name="P1" loext:marker-style-name="T1"><text:span text:style-name="T3"/></text:p>
        <text:p text:style-name="P1" loext:marker-style-name="T1"><text:span text:style-name="T3"/></text:p>
        <text:p text:style-name="P1" loext:marker-style-name="T1"><text:span text:style-name="T3">//Ej1d lab05 TAD PAR. .h:</text:span></text:p>
        <text:p text:style-name="P1" loext:marker-style-name="T1"><text:span text:style-name="T3">typedef struct s_pair_t * pair_t;</text:span></text:p>
        <text:p text:style-name="P1" loext:marker-style-name="T1"><text:span text:style-name="T3"/></text:p>
        <text:p text:style-name="P1" loext:marker-style-name="T1"><text:span text:style-name="T3">.c:</text:span></text:p>
        <text:p text:style-name="P1" loext:marker-style-name="T1"><text:span text:style-name="T3">struct s_pair_t {</text:span></text:p>
        <text:p text:style-name="P1" loext:marker-style-name="T1"><text:span text:style-name="T3"><text:s text:c="4"/>int fst;</text:span></text:p>
        <text:p text:style-name="P1" loext:marker-style-name="T1"><text:span text:style-name="T3"><text:s text:c="4"/>int snd;</text:span></text:p>
        <text:p text:style-name="P1" loext:marker-style-name="T1"><text:span text:style-name="T3">};</text:span></text:p>
        <text:p text:style-name="P1" loext:marker-style-name="T1"><text:span text:style-name="T3"/></text:p>
        <text:p text:style-name="P1" loext:marker-style-name="T1"><text:span text:style-name="T3">pair_t pair_new(int x, int y) {</text:span></text:p>
        <text:p text:style-name="P1" loext:marker-style-name="T1"><text:span text:style-name="T3"><text:s text:c="4"/>pair_t par = NULL;</text:span></text:p>
        <text:p text:style-name="P1" loext:marker-style-name="T1"><text:span text:style-name="T3"><text:s text:c="4"/>par = malloc(sizeof(struct s_pair_t));</text:span></text:p>
        <text:p text:style-name="P1" loext:marker-style-name="T1"><text:span text:style-name="T3"><text:s text:c="4"/>if (!par) {</text:span></text:p>
        <text:p text:style-name="P1" loext:marker-style-name="T1"><text:span text:style-name="T3"><text:s text:c="8"/>fprintf(stderr, "malloc error");</text:span></text:p>
        <text:p text:style-name="P1" loext:marker-style-name="T1"><text:span text:style-name="T3"><text:s text:c="8"/>exit(EXIT_FAILURE);</text:span></text:p>
        <text:p text:style-name="P1" loext:marker-style-name="T1"><text:span text:style-name="T3"><text:s text:c="4"/>}</text:span></text:p>
        <text:p text:style-name="P1" loext:marker-style-name="T1"><text:span text:style-name="T3"/></text:p>
        <text:p text:style-name="P1" loext:marker-style-name="T1"><text:span text:style-name="T3"><text:s text:c="4"/>par-&gt;fst = x;</text:span></text:p>
        <text:p text:style-name="P1" loext:marker-style-name="T1"><text:span text:style-name="T3"><text:s text:c="4"/>par-&gt;snd = y;</text:span></text:p>
        <text:p text:style-name="P1" loext:marker-style-name="T1"><text:span text:style-name="T3"/></text:p>
        <text:p text:style-name="P1" loext:marker-style-name="T1"><text:span text:style-name="T3"><text:s text:c="4"/>return par;</text:span></text:p>
        <text:p text:style-name="P1" loext:marker-style-name="T1"><text:span text:style-name="T3">}</text:span></text:p>
        <text:p text:style-name="P1" loext:marker-style-name="T1"><text:span text:style-name="T3"/></text:p>
        <text:p text:style-name="P1" loext:marker-style-name="T1"><text:span text:style-name="T3">int pair_first(pair_t p) {</text:span></text:p>
        <text:p text:style-name="P1" loext:marker-style-name="T1"><text:span text:style-name="T3"><text:s text:c="4"/>if (!p) {</text:span></text:p>
        <text:p text:style-name="P1" loext:marker-style-name="T1"><text:span text:style-name="T3"><text:s text:c="8"/>fprintf(stderr, "malloc error");</text:span></text:p>
        <text:p text:style-name="P1" loext:marker-style-name="T1"><text:span text:style-name="T3"><text:s text:c="8"/>exit(EXIT_FAILURE);</text:span></text:p>
        <text:p text:style-name="P1" loext:marker-style-name="T1"><text:span text:style-name="T3"><text:s text:c="4"/>}</text:span></text:p>
        <text:p text:style-name="P1" loext:marker-style-name="T1"><text:span text:style-name="T3"><text:s text:c="4"/>return p-&gt;fst;</text:span></text:p>
        <text:p text:style-name="P1" loext:marker-style-name="T1"><text:span text:style-name="T3">}</text:span></text:p>
        <text:p text:style-name="P1" loext:marker-style-name="T1"><text:span text:style-name="T3">int pair_second(pair_t p) {</text:span></text:p>
        <text:p text:style-name="P1" loext:marker-style-name="T1"><text:span text:style-name="T3"><text:s text:c="4"/>if (!p) {</text:span></text:p>
        <text:p text:style-name="P1" loext:marker-style-name="T1"><text:span text:style-name="T3"><text:s text:c="8"/>fprintf(stderr, "malloc error");</text:span></text:p>
        <text:p text:style-name="P1" loext:marker-style-name="T1"><text:span text:style-name="T3"><text:s text:c="8"/>exit(EXIT_FAILURE);</text:span></text:p>
        <text:p text:style-name="P1" loext:marker-style-name="T1"><text:span text:style-name="T3"><text:s text:c="4"/>}</text:span></text:p>
        <text:p text:style-name="P1" loext:marker-style-name="T1"><text:span text:style-name="T3"><text:s text:c="4"/>return p-&gt;snd;</text:span></text:p>
        <text:p text:style-name="P1" loext:marker-style-name="T1"><text:span text:style-name="T3">}</text:span></text:p>
        <text:p text:style-name="P1" loext:marker-style-name="T1"><text:soft-page-break/><text:span text:style-name="T3"/></text:p>
        <text:p text:style-name="P1" loext:marker-style-name="T1"><text:span text:style-name="T3">pair_t pair_swapped(pair_t p) {</text:span></text:p>
        <text:p text:style-name="P1" loext:marker-style-name="T1"><text:span text:style-name="T3"><text:s text:c="4"/>if (!p) {</text:span></text:p>
        <text:p text:style-name="P1" loext:marker-style-name="T1"><text:span text:style-name="T3"><text:s text:c="8"/>fprintf(stderr, "malloc error");</text:span></text:p>
        <text:p text:style-name="P1" loext:marker-style-name="T1"><text:span text:style-name="T3"><text:s text:c="8"/>exit(EXIT_FAILURE);</text:span></text:p>
        <text:p text:style-name="P1" loext:marker-style-name="T1"><text:span text:style-name="T3"><text:s text:c="4"/>}</text:span></text:p>
        <text:p text:style-name="P1" loext:marker-style-name="T1"><text:span text:style-name="T3"><text:s text:c="4"/>pair_t par = NULL;</text:span></text:p>
        <text:p text:style-name="P1" loext:marker-style-name="T1"><text:span text:style-name="T3"><text:s text:c="4"/>par = malloc(sizeof(struct s_pair_t));</text:span></text:p>
        <text:p text:style-name="P1" loext:marker-style-name="T1"><text:span text:style-name="T3"><text:s text:c="4"/>if (!par) {</text:span></text:p>
        <text:p text:style-name="P1" loext:marker-style-name="T1"><text:span text:style-name="T3"><text:s text:c="8"/>fprintf(stderr, "malloc error");</text:span></text:p>
        <text:p text:style-name="P1" loext:marker-style-name="T1"><text:span text:style-name="T3"><text:s text:c="8"/>exit(EXIT_FAILURE);</text:span></text:p>
        <text:p text:style-name="P1" loext:marker-style-name="T1"><text:span text:style-name="T3"><text:s text:c="4"/>}</text:span></text:p>
        <text:p text:style-name="P1" loext:marker-style-name="T1"><text:span text:style-name="T3"/></text:p>
        <text:p text:style-name="P1" loext:marker-style-name="T1"><text:span text:style-name="T3"><text:s text:c="4"/>par-&gt;fst = p-&gt;snd;</text:span></text:p>
        <text:p text:style-name="P1" loext:marker-style-name="T1"><text:span text:style-name="T3"><text:s text:c="4"/>par-&gt;snd = p-&gt;fst;</text:span></text:p>
        <text:p text:style-name="P1" loext:marker-style-name="T1"><text:span text:style-name="T3"/></text:p>
        <text:p text:style-name="P1" loext:marker-style-name="T1"><text:span text:style-name="T3"><text:s text:c="4"/>return par;</text:span></text:p>
        <text:p text:style-name="P1" loext:marker-style-name="T1"><text:span text:style-name="T3">}</text:span></text:p>
        <text:p text:style-name="P1" loext:marker-style-name="T1"><text:span text:style-name="T3"/></text:p>
        <text:p text:style-name="P1" loext:marker-style-name="T1"><text:span text:style-name="T3">pair_t pair_destroy(pair_t p) {</text:span></text:p>
        <text:p text:style-name="P1" loext:marker-style-name="T1"><text:span text:style-name="T3"><text:s text:c="4"/>if (p != NULL) {</text:span></text:p>
        <text:p text:style-name="P1" loext:marker-style-name="T1"><text:span text:style-name="T3"><text:s text:c="8"/>free(p);</text:span></text:p>
        <text:p text:style-name="P1" loext:marker-style-name="T1"><text:span text:style-name="T3"><text:s text:c="8"/>p = NULL;</text:span></text:p>
        <text:p text:style-name="P1" loext:marker-style-name="T1"><text:span text:style-name="T3"><text:s text:c="4"/>}</text:span></text:p>
        <text:p text:style-name="P1" loext:marker-style-name="T1"><text:span text:style-name="T3"/></text:p>
        <text:p text:style-name="P1" loext:marker-style-name="T1"><text:span text:style-name="T3"><text:s text:c="4"/>return p;</text:span></text:p>
        <text:p text:style-name="P1" loext:marker-style-name="T1"><text:span text:style-name="T3">}</text:span></text:p>
        <text:p text:style-name="P1" loext:marker-style-name="T1"><text:span text:style-name="T3"/></text:p>
        <text:p text:style-name="P1" loext:marker-style-name="T1"><text:span text:style-name="T3"/></text:p>
        <text:p text:style-name="P1" loext:marker-style-name="T1"><text:span text:style-name="T3"/></text:p>
        <text:p text:style-name="P1" loext:marker-style-name="T1"><text:span text:style-name="T3"/></text:p>
        <text:p text:style-name="P1" loext:marker-style-name="T1"><text:span text:style-name="T3"/></text:p>
        <text:p text:style-name="P1" loext:marker-style-name="T1"><text:span text:style-name="T3">//</text:span><text:span text:style-name="T4">Ej2 lab05-1 TAD CONTADOR .h:<text:line-break/>typedef struct _counter * counter;</text:span></text:p>
        <text:p text:style-name="P1" loext:marker-style-name="T1"><text:span text:style-name="T4"/></text:p>
        <text:p text:style-name="P1" loext:marker-style-name="T1"><text:span text:style-name="T4">.c:</text:span></text:p>
        <text:p text:style-name="P1" loext:marker-style-name="T1"><text:span text:style-name="T4">struct _counter {</text:span></text:p>
        <text:p text:style-name="P1" loext:marker-style-name="T1"><text:span text:style-name="T4"><text:s text:c="4"/>unsigned int count;</text:span></text:p>
        <text:p text:style-name="P1" loext:marker-style-name="T1"><text:span text:style-name="T4">};</text:span></text:p>
        <text:p text:style-name="P1" loext:marker-style-name="T1"><text:span text:style-name="T4"/></text:p>
        <text:p text:style-name="P1" loext:marker-style-name="T1"><text:span text:style-name="T4">/* Constructors */</text:span></text:p>
        <text:p text:style-name="P1" loext:marker-style-name="T1"><text:span text:style-name="T4">counter counter_init(void) {</text:span></text:p>
        <text:p text:style-name="P1" loext:marker-style-name="T1"><text:span text:style-name="T4"><text:s text:c="4"/>counter contador = NULL;</text:span></text:p>
        <text:p text:style-name="P1" loext:marker-style-name="T1"><text:span text:style-name="T4"><text:s text:c="4"/>contador = malloc(sizeof(counter));</text:span></text:p>
        <text:p text:style-name="P1" loext:marker-style-name="T1"><text:span text:style-name="T4"><text:s text:c="4"/>if (!contador) {</text:span></text:p>
        <text:p text:style-name="P1" loext:marker-style-name="T1"><text:span text:style-name="T4"><text:s text:c="8"/>exit(EXIT_FAILURE);</text:span></text:p>
        <text:p text:style-name="P1" loext:marker-style-name="T1"><text:span text:style-name="T4"><text:s text:c="4"/>}</text:span></text:p>
        <text:p text:style-name="P1" loext:marker-style-name="T1"><text:span text:style-name="T4"><text:s text:c="4"/>contador-&gt;count = 0;</text:span></text:p>
        <text:p text:style-name="P1" loext:marker-style-name="T1"><text:span text:style-name="T4"/></text:p>
        <text:p text:style-name="P1" loext:marker-style-name="T1"><text:span text:style-name="T4"><text:s text:c="4"/>return contador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void counter_inc(counter c) {</text:span></text:p>
        <text:p text:style-name="P1" loext:marker-style-name="T1"><text:span text:style-name="T4"><text:s text:c="4"/>c-&gt;count++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/></text:p>
        <text:p text:style-name="P1" loext:marker-style-name="T1"><text:span text:style-name="T4">/* Operations */</text:span></text:p>
        <text:p text:style-name="P1" loext:marker-style-name="T1"><text:span text:style-name="T4">bool counter_is_init(counter c) {</text:span></text:p>
        <text:p text:style-name="P1" loext:marker-style-name="T1"><text:span text:style-name="T4"><text:s text:c="4"/>return c-&gt;count == 0 ? true : false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void counter_dec(counter c) {</text:span></text:p>
        <text:p text:style-name="P1" loext:marker-style-name="T1"><text:span text:style-name="T4"><text:s text:c="4"/>assert(!counter_is_init(c));</text:span></text:p>
        <text:p text:style-name="P1" loext:marker-style-name="T1"><text:span text:style-name="T4"><text:s text:c="4"/>c-&gt;count--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counter counter_copy(counter c) {</text:span></text:p>
        <text:p text:style-name="P1" loext:marker-style-name="T1"><text:span text:style-name="T4"><text:s text:c="4"/>counter copy = NULL;</text:span></text:p>
        <text:p text:style-name="P1" loext:marker-style-name="T1"><text:span text:style-name="T4"><text:s text:c="4"/>copy = counter_init();</text:span></text:p>
        <text:p text:style-name="P1" loext:marker-style-name="T1"><text:span text:style-name="T4"/></text:p>
        <text:p text:style-name="P1" loext:marker-style-name="T1"><text:span text:style-name="T4"><text:s text:c="4"/>copy-&gt;count = c-&gt;count;</text:span></text:p>
        <text:p text:style-name="P1" loext:marker-style-name="T1"><text:span text:style-name="T4"/></text:p>
        <text:p text:style-name="P1" loext:marker-style-name="T1"><text:span text:style-name="T4"><text:s text:c="4"/>return copy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void counter_destroy(counter c) {</text:span></text:p>
        <text:p text:style-name="P1" loext:marker-style-name="T1"><text:span text:style-name="T4"><text:s text:c="4"/>if (c != NULL) {</text:span></text:p>
        <text:p text:style-name="P1" loext:marker-style-name="T1"><text:span text:style-name="T4"><text:s text:c="8"/>free(c);</text:span></text:p>
        <text:p text:style-name="P1" loext:marker-style-name="T1"><text:span text:style-name="T4"><text:s text:c="8"/>c = NULL;</text:span></text:p>
        <text:p text:style-name="P1" loext:marker-style-name="T1"><text:span text:style-name="T4"><text:s text:c="4"/>}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/Ej3 lab05 TAD LISTA </text:span><text:span text:style-name="T5">listas enlazadas </text:span><text:span text:style-name="T4">.h:<text:line-break/>typedef int list_elem;</text:span></text:p>
        <text:p text:style-name="P1" loext:marker-style-name="T1"><text:span text:style-name="T4"/></text:p>
        <text:p text:style-name="P1" loext:marker-style-name="T1"><text:span text:style-name="T4">//This way is oppaque</text:span></text:p>
        <text:p text:style-name="P1" loext:marker-style-name="T1"><text:span text:style-name="T4">typedef struct my_list *list;</text:span></text:p>
        <text:p text:style-name="P1" loext:marker-style-name="T1"><text:span text:style-name="T4"/></text:p>
        <text:p text:style-name="P1" loext:marker-style-name="T1"><text:span text:style-name="T4">.c:</text:span></text:p>
        <text:p text:style-name="P1" loext:marker-style-name="T1"><text:span text:style-name="T4">struct my_list {</text:span></text:p>
        <text:p text:style-name="P1" loext:marker-style-name="T1"><text:span text:style-name="T4"><text:s text:c="4"/>list_elem value;</text:span></text:p>
        <text:p text:style-name="P1" loext:marker-style-name="T1"><text:span text:style-name="T4"><text:s text:c="4"/>struct my_list *next;</text:span></text:p>
        <text:p text:style-name="P1" loext:marker-style-name="T1"><text:span text:style-name="T4">};</text:span></text:p>
        <text:p text:style-name="P1" loext:marker-style-name="T1"><text:span text:style-name="T4"/></text:p>
        <text:p text:style-name="P1" loext:marker-style-name="T1"><text:span text:style-name="T4">/* Constructors */</text:span></text:p>
        <text:p text:style-name="P1" loext:marker-style-name="T1"><text:span text:style-name="T4">/* {- crea una lista vacia -} */</text:span></text:p>
        <text:p text:style-name="P1" loext:marker-style-name="T1"><text:span text:style-name="T4">list empty() {</text:span></text:p>
        <text:p text:style-name="P1" loext:marker-style-name="T1"><text:span text:style-name="T4"><text:s text:c="4"/>list l = NULL;</text:span></text:p>
        <text:p text:style-name="P1" loext:marker-style-name="T1"><text:span text:style-name="T4"><text:s text:c="4"/>return l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agrega el elemento al comienzo de la lista -} */</text:span></text:p>
        <text:p text:style-name="P1" loext:marker-style-name="T1"><text:span text:style-name="T4">list addl(list l, list_elem e) {</text:span></text:p>
        <text:p text:style-name="P1" loext:marker-style-name="T1"><text:span text:style-name="T4"><text:s text:c="4"/>list aux = malloc(sizeof(struct my_list));</text:span></text:p>
        <text:p text:style-name="P1" loext:marker-style-name="T1"><text:span text:style-name="T4"><text:s text:c="4"/>aux-&gt;value = e;</text:span></text:p>
        <text:p text:style-name="P1" loext:marker-style-name="T1"><text:span text:style-name="T4"><text:s text:c="4"/>aux-&gt;next = l;</text:span></text:p>
        <text:p text:style-name="P1" loext:marker-style-name="T1"><text:span text:style-name="T4"><text:s text:c="4"/>l = aux;</text:span></text:p>
        <text:p text:style-name="P1" loext:marker-style-name="T1"><text:span text:style-name="T4"><text:s text:c="4"/>return l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/></text:p>
        <text:p text:style-name="P1" loext:marker-style-name="T1"><text:span text:style-name="T4"/></text:p>
        <text:p text:style-name="P1" loext:marker-style-name="T1"><text:span text:style-name="T4">/* Destroy */</text:span></text:p>
        <text:p text:style-name="P1" loext:marker-style-name="T1"><text:span text:style-name="T4">/* {- libera memoria en caso que sea necesario -} */</text:span></text:p>
        <text:p text:style-name="P1" loext:marker-style-name="T1"><text:span text:style-name="T4">list destroy(list l) {</text:span></text:p>
        <text:p text:style-name="P1" loext:marker-style-name="T1"><text:span text:style-name="T4"><text:s text:c="4"/>list aux;</text:span></text:p>
        <text:p text:style-name="P1" loext:marker-style-name="T1"><text:span text:style-name="T4"><text:s text:c="4"/>while (l != NULL) {</text:span></text:p>
        <text:p text:style-name="P1" loext:marker-style-name="T1"><text:span text:style-name="T4"><text:s text:c="8"/>aux = l;</text:span></text:p>
        <text:p text:style-name="P1" loext:marker-style-name="T1"><text:span text:style-name="T4"><text:s text:c="8"/>l = l-&gt;next;</text:span></text:p>
        <text:p text:style-name="P1" loext:marker-style-name="T1"><text:span text:style-name="T4"><text:s text:c="8"/>free(aux);</text:span></text:p>
        <text:p text:style-name="P1" loext:marker-style-name="T1"><text:span text:style-name="T4"><text:s text:c="4"/>}</text:span></text:p>
        <text:p text:style-name="P1" loext:marker-style-name="T1"><text:span text:style-name="T4"/></text:p>
        <text:p text:style-name="P1" loext:marker-style-name="T1"><text:span text:style-name="T4"><text:s text:c="4"/>return l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/></text:p>
        <text:p text:style-name="P1" loext:marker-style-name="T1"><text:span text:style-name="T4"/></text:p>
        <text:p text:style-name="P1" loext:marker-style-name="T1"><text:span text:style-name="T4">/* Operations */</text:span></text:p>
        <text:p text:style-name="P1" loext:marker-style-name="T1"><text:span text:style-name="T4">/* {- devuelve True si l es vacia -} */</text:span></text:p>
        <text:p text:style-name="P1" loext:marker-style-name="T1"><text:span text:style-name="T4">bool is_empty(list l) {</text:span></text:p>
        <text:p text:style-name="P1" loext:marker-style-name="T1"><text:span text:style-name="T4"><text:s text:c="4"/>return (l == NULL)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PRE: not is_empty() -} */</text:span></text:p>
        <text:p text:style-name="P1" loext:marker-style-name="T1"><text:span text:style-name="T4">/* {- devuelve el primer elemento de la lista l -} */</text:span></text:p>
        <text:p text:style-name="P1" loext:marker-style-name="T1"><text:span text:style-name="T4">list_elem head(list l) {</text:span></text:p>
        <text:p text:style-name="P1" loext:marker-style-name="T1"><text:span text:style-name="T4"><text:s text:c="4"/>assert(!is_empty(l));</text:span></text:p>
        <text:p text:style-name="P1" loext:marker-style-name="T1"><text:span text:style-name="T4"/></text:p>
        <text:p text:style-name="P1" loext:marker-style-name="T1"><text:span text:style-name="T4"><text:s text:c="4"/>return l-&gt;value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PRE: not is_empty() -} */</text:span></text:p>
        <text:p text:style-name="P1" loext:marker-style-name="T1"><text:span text:style-name="T4">/* {- elimina el primer elemento de la lista l -} */</text:span></text:p>
        <text:p text:style-name="P1" loext:marker-style-name="T1"><text:span text:style-name="T4">list tail(list l) {</text:span></text:p>
        <text:p text:style-name="P1" loext:marker-style-name="T1"><text:span text:style-name="T4"><text:s text:c="4"/>assert(!is_empty(l));</text:span></text:p>
        <text:p text:style-name="P1" loext:marker-style-name="T1"><text:span text:style-name="T4"><text:s text:c="4"/>list aux = l;</text:span></text:p>
        <text:p text:style-name="P1" loext:marker-style-name="T1"><text:span text:style-name="T4"><text:s text:c="4"/>l = l-&gt;next;</text:span></text:p>
        <text:p text:style-name="P1" loext:marker-style-name="T1"><text:span text:style-name="T4"><text:s text:c="4"/>free(aux);</text:span></text:p>
        <text:p text:style-name="P1" loext:marker-style-name="T1"><text:span text:style-name="T4"/></text:p>
        <text:p text:style-name="P1" loext:marker-style-name="T1"><text:span text:style-name="T4"><text:s text:c="4"/>return l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agrega el elemento e al final de la lista -} */</text:span></text:p>
        <text:p text:style-name="P1" loext:marker-style-name="T1"><text:span text:style-name="T4">list addr(list l, list_elem e) {</text:span></text:p>
        <text:p text:style-name="P1" loext:marker-style-name="T1"><text:span text:style-name="T4"><text:s text:c="4"/>list aux = malloc(sizeof(struct my_list));</text:span></text:p>
        <text:p text:style-name="P1" loext:marker-style-name="T1"><text:span text:style-name="T4"><text:s text:c="4"/>aux-&gt;value = e;</text:span></text:p>
        <text:p text:style-name="P1" loext:marker-style-name="T1"><text:span text:style-name="T4"><text:s text:c="4"/>aux-&gt;next = NULL;</text:span></text:p>
        <text:p text:style-name="P1" loext:marker-style-name="T1"><text:span text:style-name="T4"/></text:p>
        <text:p text:style-name="P1" loext:marker-style-name="T1"><text:soft-page-break/><text:span text:style-name="T4"><text:s text:c="4"/>if(is_empty(l)) {</text:span></text:p>
        <text:p text:style-name="P1" loext:marker-style-name="T1"><text:span text:style-name="T4"><text:s text:c="8"/>l = aux;</text:span></text:p>
        <text:p text:style-name="P1" loext:marker-style-name="T1"><text:span text:style-name="T4"><text:s text:c="4"/>} else {</text:span></text:p>
        <text:p text:style-name="P1" loext:marker-style-name="T1"><text:span text:style-name="T4"><text:s text:c="8"/>list aux2 = l;</text:span></text:p>
        <text:p text:style-name="P1" loext:marker-style-name="T1"><text:span text:style-name="T4"><text:s text:c="8"/>while (aux2-&gt;next != NULL) {</text:span></text:p>
        <text:p text:style-name="P1" loext:marker-style-name="T1"><text:span text:style-name="T4"><text:s text:c="12"/>aux2 = aux2-&gt;next;</text:span></text:p>
        <text:p text:style-name="P1" loext:marker-style-name="T1"><text:span text:style-name="T4"><text:s text:c="8"/>}</text:span></text:p>
        <text:p text:style-name="P1" loext:marker-style-name="T1"><text:span text:style-name="T4"><text:s text:c="8"/>aux2-&gt;next = aux;</text:span></text:p>
        <text:p text:style-name="P1" loext:marker-style-name="T1"><text:span text:style-name="T4"><text:s text:c="4"/>}</text:span></text:p>
        <text:p text:style-name="P1" loext:marker-style-name="T1"><text:span text:style-name="T4"/></text:p>
        <text:p text:style-name="P1" loext:marker-style-name="T1"><text:span text:style-name="T4"><text:s text:c="4"/>return l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devuelve la cantidad de elementos de la lista l -} */</text:span></text:p>
        <text:p text:style-name="P1" loext:marker-style-name="T1"><text:span text:style-name="T4">unsigned int length(list l) {</text:span></text:p>
        <text:p text:style-name="P1" loext:marker-style-name="T1"><text:span text:style-name="T4"><text:s text:c="4"/>unsigned int length = 0;</text:span></text:p>
        <text:p text:style-name="P1" loext:marker-style-name="T1"><text:span text:style-name="T4"><text:s text:c="4"/>list aux = l;</text:span></text:p>
        <text:p text:style-name="P1" loext:marker-style-name="T1"><text:span text:style-name="T4"/></text:p>
        <text:p text:style-name="P1" loext:marker-style-name="T1"><text:span text:style-name="T4"><text:s text:c="4"/>while (aux != NULL) {</text:span></text:p>
        <text:p text:style-name="P1" loext:marker-style-name="T1"><text:span text:style-name="T4"><text:s text:c="8"/>aux = aux-&gt;next;</text:span></text:p>
        <text:p text:style-name="P1" loext:marker-style-name="T1"><text:span text:style-name="T4"><text:s text:c="8"/>length++;</text:span></text:p>
        <text:p text:style-name="P1" loext:marker-style-name="T1"><text:span text:style-name="T4"><text:s text:c="4"/>}</text:span></text:p>
        <text:p text:style-name="P1" loext:marker-style-name="T1"><text:span text:style-name="T4"/></text:p>
        <text:p text:style-name="P1" loext:marker-style-name="T1"><text:span text:style-name="T4"><text:s text:c="4"/>return length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agrega al final de l todos los elementos de IO en el mismo orden} */</text:span></text:p>
        <text:p text:style-name="P1" loext:marker-style-name="T1"><text:span text:style-name="T4">//No need to use malloc because is a list with another list</text:span></text:p>
        <text:p text:style-name="P1" loext:marker-style-name="T1"><text:span text:style-name="T4">list concat(list l, list IO) {</text:span></text:p>
        <text:p text:style-name="P1" loext:marker-style-name="T1"><text:span text:style-name="T4"><text:s text:c="4"/>if (is_empty(l)) {</text:span></text:p>
        <text:p text:style-name="P1" loext:marker-style-name="T1"><text:span text:style-name="T4"><text:s text:c="8"/>l = IO;</text:span></text:p>
        <text:p text:style-name="P1" loext:marker-style-name="T1"><text:span text:style-name="T4"><text:s text:c="4"/>} else {</text:span></text:p>
        <text:p text:style-name="P1" loext:marker-style-name="T1"><text:span text:style-name="T4"><text:s text:c="8"/>list aux = l;</text:span></text:p>
        <text:p text:style-name="P1" loext:marker-style-name="T1"><text:span text:style-name="T4"><text:s text:c="8"/>while (aux != NULL) {</text:span></text:p>
        <text:p text:style-name="P1" loext:marker-style-name="T1"><text:span text:style-name="T4"><text:s text:c="12"/>aux = aux-&gt;next;</text:span></text:p>
        <text:p text:style-name="P1" loext:marker-style-name="T1"><text:span text:style-name="T4"><text:s text:c="8"/>}</text:span></text:p>
        <text:p text:style-name="P1" loext:marker-style-name="T1"><text:span text:style-name="T4"><text:s text:c="8"/>aux-&gt;next = IO;</text:span></text:p>
        <text:p text:style-name="P1" loext:marker-style-name="T1"><text:span text:style-name="T4"><text:s text:c="4"/>}</text:span></text:p>
        <text:p text:style-name="P1" loext:marker-style-name="T1"><text:span text:style-name="T4"/></text:p>
        <text:p text:style-name="P1" loext:marker-style-name="T1"><text:span text:style-name="T4"><text:s text:c="4"/>return l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PRE: n &lt; length(l) -} */</text:span></text:p>
        <text:p text:style-name="P1" loext:marker-style-name="T1"><text:span text:style-name="T4">/* {- devuelve el n-esimo elemento de la lista -} */</text:span></text:p>
        <text:p text:style-name="P1" loext:marker-style-name="T1"><text:span text:style-name="T4">list_elem index(list l, unsigned int e) {</text:span></text:p>
        <text:p text:style-name="P1" loext:marker-style-name="T1"><text:span text:style-name="T4"><text:s text:c="4"/>assert(e &lt; length(l));</text:span></text:p>
        <text:p text:style-name="P1" loext:marker-style-name="T1"><text:span text:style-name="T4"><text:s text:c="4"/>list aux = l;</text:span></text:p>
        <text:p text:style-name="P1" loext:marker-style-name="T1"><text:span text:style-name="T4"><text:s text:c="4"/>unsigned int count = 0;</text:span></text:p>
        <text:p text:style-name="P1" loext:marker-style-name="T1"><text:span text:style-name="T4"/></text:p>
        <text:p text:style-name="P1" loext:marker-style-name="T1"><text:span text:style-name="T4"><text:s text:c="4"/>while (count &lt; e) {</text:span></text:p>
        <text:p text:style-name="P1" loext:marker-style-name="T1"><text:span text:style-name="T4"><text:s text:c="8"/>aux = aux-&gt;next;</text:span></text:p>
        <text:p text:style-name="P1" loext:marker-style-name="T1"><text:span text:style-name="T4"><text:s text:c="8"/>count++;</text:span></text:p>
        <text:p text:style-name="P1" loext:marker-style-name="T1"><text:span text:style-name="T4"><text:s text:c="4"/>}</text:span></text:p>
        <text:p text:style-name="P1" loext:marker-style-name="T1"><text:span text:style-name="T4"/></text:p>
        <text:p text:style-name="P1" loext:marker-style-name="T1"><text:span text:style-name="T4"><text:s text:c="4"/>return aux-&gt;value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deja en l solo los primeros n elementos eliminando el resto -} */</text:span></text:p>
        <text:p text:style-name="P1" loext:marker-style-name="T1"><text:span text:style-name="T4">list take(list l, int n) {</text:span></text:p>
        <text:p text:style-name="P1" loext:marker-style-name="T1"><text:span text:style-name="T4"><text:s text:c="4"/>if (n == 0) {</text:span></text:p>
        <text:p text:style-name="P1" loext:marker-style-name="T1"><text:span text:style-name="T4"><text:s text:c="8"/>destroy(l);</text:span></text:p>
        <text:p text:style-name="P1" loext:marker-style-name="T1"><text:span text:style-name="T4"><text:s text:c="8"/>return NULL;</text:span></text:p>
        <text:p text:style-name="P1" loext:marker-style-name="T1"><text:span text:style-name="T4"><text:s text:c="4"/>} else if (n &lt; length(l)) {</text:span></text:p>
        <text:p text:style-name="P1" loext:marker-style-name="T1"><text:span text:style-name="T4"><text:s text:c="8"/>list aux = l;</text:span></text:p>
        <text:p text:style-name="P1" loext:marker-style-name="T1"><text:span text:style-name="T4"><text:s text:c="8"/>int count = 0;</text:span></text:p>
        <text:p text:style-name="P1" loext:marker-style-name="T1"><text:span text:style-name="T4"><text:s text:c="8"/>while (count &lt; n-1) {</text:span></text:p>
        <text:p text:style-name="P1" loext:marker-style-name="T1"><text:span text:style-name="T4"><text:s text:c="12"/>aux = aux-&gt;next;</text:span></text:p>
        <text:p text:style-name="P1" loext:marker-style-name="T1"><text:span text:style-name="T4"><text:s text:c="12"/>count++;</text:span></text:p>
        <text:p text:style-name="P1" loext:marker-style-name="T1"><text:span text:style-name="T4"><text:s text:c="8"/>}</text:span></text:p>
        <text:p text:style-name="P1" loext:marker-style-name="T1"><text:span text:style-name="T4"><text:s text:c="8"/>list aux2 = aux-&gt;next;</text:span></text:p>
        <text:p text:style-name="P1" loext:marker-style-name="T1"><text:span text:style-name="T4"><text:s text:c="8"/>aux-&gt;next = NULL;</text:span></text:p>
        <text:p text:style-name="P1" loext:marker-style-name="T1"><text:span text:style-name="T4"><text:s text:c="8"/>destroy(aux2);</text:span></text:p>
        <text:p text:style-name="P1" loext:marker-style-name="T1"><text:span text:style-name="T4"><text:s text:c="4"/>}</text:span></text:p>
        <text:p text:style-name="P1" loext:marker-style-name="T1"><text:span text:style-name="T4"/></text:p>
        <text:p text:style-name="P1" loext:marker-style-name="T1"><text:span text:style-name="T4"><text:s text:c="4"/>return l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elimina los primeros n elementos de la lista l -} */</text:span></text:p>
        <text:p text:style-name="P1" loext:marker-style-name="T1"><text:span text:style-name="T4">list drop(list l, unsigned int n) {</text:span></text:p>
        <text:p text:style-name="P1" loext:marker-style-name="T1"><text:span text:style-name="T4"><text:s text:c="4"/>list aux = l;</text:span></text:p>
        <text:p text:style-name="P1" loext:marker-style-name="T1"><text:span text:style-name="T4"/></text:p>
        <text:p text:style-name="P1" loext:marker-style-name="T1"><text:span text:style-name="T4"><text:s text:c="4"/>if (n &gt; length(l)) {</text:span></text:p>
        <text:p text:style-name="P1" loext:marker-style-name="T1"><text:span text:style-name="T4"><text:s text:c="8"/>destroy(l);</text:span></text:p>
        <text:p text:style-name="P1" loext:marker-style-name="T1"><text:span text:style-name="T4"><text:s text:c="8"/>aux = NULL;</text:span></text:p>
        <text:p text:style-name="P1" loext:marker-style-name="T1"><text:span text:style-name="T4"><text:s text:c="4"/>} else {</text:span></text:p>
        <text:p text:style-name="P1" loext:marker-style-name="T1"><text:span text:style-name="T4"><text:s text:c="8"/>list aux2 = aux;</text:span></text:p>
        <text:p text:style-name="P1" loext:marker-style-name="T1"><text:span text:style-name="T4"><text:s text:c="8"/>while (n != 0) {</text:span></text:p>
        <text:p text:style-name="P1" loext:marker-style-name="T1"><text:span text:style-name="T4"><text:s text:c="12"/>free(aux);</text:span></text:p>
        <text:p text:style-name="P1" loext:marker-style-name="T1"><text:span text:style-name="T4"><text:s text:c="12"/>aux = aux2;</text:span></text:p>
        <text:p text:style-name="P1" loext:marker-style-name="T1"><text:span text:style-name="T4"><text:s text:c="12"/>aux2 = aux2-&gt;next;</text:span></text:p>
        <text:p text:style-name="P1" loext:marker-style-name="T1"><text:span text:style-name="T4"><text:s text:c="12"/>n--;</text:span></text:p>
        <text:p text:style-name="P1" loext:marker-style-name="T1"><text:span text:style-name="T4"><text:s text:c="8"/>}</text:span></text:p>
        <text:p text:style-name="P1" loext:marker-style-name="T1"><text:span text:style-name="T4"><text:s text:c="4"/>}</text:span></text:p>
        <text:p text:style-name="P1" loext:marker-style-name="T1"><text:span text:style-name="T4"/></text:p>
        <text:p text:style-name="P1" loext:marker-style-name="T1"><text:span text:style-name="T4"><text:s text:c="4"/>return aux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copia todos los elementos de la lista l1 en la nueva lista l2 -} */</text:span></text:p>
        <text:p text:style-name="P1" loext:marker-style-name="T1"><text:span text:style-name="T4">list copy_list(list l) {</text:span></text:p>
        <text:p text:style-name="P1" loext:marker-style-name="T1"><text:span text:style-name="T4"><text:s text:c="4"/>list aux = empty();</text:span></text:p>
        <text:p text:style-name="P1" loext:marker-style-name="T1"><text:span text:style-name="T4"><text:s text:c="4"/>list aux2 = l;</text:span></text:p>
        <text:p text:style-name="P1" loext:marker-style-name="T1"><text:span text:style-name="T4"/></text:p>
        <text:p text:style-name="P1" loext:marker-style-name="T1"><text:span text:style-name="T4"><text:s text:c="4"/>while (aux2 != NULL) {</text:span></text:p>
        <text:p text:style-name="P1" loext:marker-style-name="T1"><text:span text:style-name="T4"><text:s text:c="8"/>aux = addr(aux, aux2-&gt;value);</text:span></text:p>
        <text:p text:style-name="P1" loext:marker-style-name="T1"><text:span text:style-name="T4"><text:s text:c="8"/>aux2 = aux2-&gt;next;</text:span></text:p>
        <text:p text:style-name="P1" loext:marker-style-name="T1"><text:span text:style-name="T4"><text:s text:c="4"/>}</text:span></text:p>
        <text:p text:style-name="P1" loext:marker-style-name="T1"><text:span text:style-name="T4"/></text:p>
        <text:p text:style-name="P1" loext:marker-style-name="T1"><text:span text:style-name="T4"><text:s text:c="4"/>return aux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/></text:p>
        <text:p text:style-name="P1" loext:marker-style-name="T1"><text:span text:style-name="T4"/></text:p>
        <text:p text:style-name="P1" loext:marker-style-name="T1"><text:span text:style-name="T4"/></text:p>
        <text:p text:style-name="P1" loext:marker-style-name="T1"><text:span text:style-name="T4"/></text:p>
        <text:p text:style-name="P1" loext:marker-style-name="T1"><text:span text:style-name="T4"/></text:p>
        <text:p text:style-name="P1" loext:marker-style-name="T1"><text:span text:style-name="T4">//</text:span><text:span text:style-name="T5">El ej4 es casi lo mismo, cambian los unsigned int por int.</text:span></text:p>
        <text:p text:style-name="P1" loext:marker-style-name="T1"><text:span text:style-name="T5"/></text:p>
        <text:p text:style-name="P1" loext:marker-style-name="T1"><text:span text:style-name="T5">typedef int elem;</text:span></text:p>
        <text:p text:style-name="P1" loext:marker-style-name="T1"><text:span text:style-name="T5">typedef struct _list * list;</text:span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oft-page-break/><text:span text:style-name="T5">//Ej5 lab05 arreglos1 .h:</text:span></text:p>
        <text:p text:style-name="P1" loext:marker-style-name="T1"><text:span text:style-name="T5">typedef int elem;</text:span></text:p>
        <text:p text:style-name="P1" loext:marker-style-name="T1"><text:span text:style-name="T5">typedef struct _list *list;</text:span></text:p>
        <text:p text:style-name="P1" loext:marker-style-name="T1"><text:span text:style-name="T5"/></text:p>
        <text:p text:style-name="P1" loext:marker-style-name="T1"><text:span text:style-name="T5">.c:</text:span></text:p>
        <text:p text:style-name="P1" loext:marker-style-name="T1"><text:span text:style-name="T4">#define MAX_LENGTH 100</text:span></text:p>
        <text:p text:style-name="P1" loext:marker-style-name="T1"><text:span text:style-name="T4"/></text:p>
        <text:p text:style-name="P1" loext:marker-style-name="T1"><text:span text:style-name="T4">struct _list {</text:span></text:p>
        <text:p text:style-name="P1" loext:marker-style-name="T1"><text:span text:style-name="T4"><text:s text:c="4"/>elem elems[MAX_LENGTH];</text:span></text:p>
        <text:p text:style-name="P1" loext:marker-style-name="T1"><text:span text:style-name="T4"><text:s text:c="4"/>int size;</text:span></text:p>
        <text:p text:style-name="P1" loext:marker-style-name="T1"><text:span text:style-name="T4">};</text:span></text:p>
        <text:p text:style-name="P1" loext:marker-style-name="T1"><text:span text:style-name="T4"/></text:p>
        <text:p text:style-name="P1" loext:marker-style-name="T1"><text:span text:style-name="T4">//typedef struct _list *list;</text:span></text:p>
        <text:p text:style-name="P1" loext:marker-style-name="T1"><text:span text:style-name="T4"/></text:p>
        <text:p text:style-name="P1" loext:marker-style-name="T1"><text:span text:style-name="T4"/></text:p>
        <text:p text:style-name="P1" loext:marker-style-name="T1"><text:span text:style-name="T4">/* Constructors */</text:span></text:p>
        <text:p text:style-name="P1" loext:marker-style-name="T1"><text:span text:style-name="T4">/* {- crea una lista vacia -} */</text:span></text:p>
        <text:p text:style-name="P1" loext:marker-style-name="T1"><text:span text:style-name="T4">list empty() {</text:span></text:p>
        <text:p text:style-name="P1" loext:marker-style-name="T1"><text:span text:style-name="T4"><text:s text:c="4"/>list l = malloc(sizeof(struct _list));</text:span></text:p>
        <text:p text:style-name="P1" loext:marker-style-name="T1"><text:span text:style-name="T4"><text:s text:c="4"/>l-&gt;size = 0;</text:span></text:p>
        <text:p text:style-name="P1" loext:marker-style-name="T1"><text:span text:style-name="T4"><text:s text:c="4"/>return l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agrega el elemento al comienzo de la lista -} */</text:span></text:p>
        <text:p text:style-name="P1" loext:marker-style-name="T1"><text:span text:style-name="T4">list addl(elem e, list l) {</text:span></text:p>
        <text:p text:style-name="P1" loext:marker-style-name="T1"><text:span text:style-name="T4"><text:s text:c="4"/>assert(l-&gt;size &lt;= MAX_LENGTH-1);</text:span></text:p>
        <text:p text:style-name="P1" loext:marker-style-name="T1"><text:span text:style-name="T4"/></text:p>
        <text:p text:style-name="P1" loext:marker-style-name="T1"><text:span text:style-name="T4"><text:s text:c="4"/>for (int i = l-&gt;size-1; i &gt;= 0; i--) {</text:span></text:p>
        <text:p text:style-name="P1" loext:marker-style-name="T1"><text:span text:style-name="T4"><text:s text:c="8"/>l-&gt;elems[i+1] = l-&gt;elems[i];</text:span></text:p>
        <text:p text:style-name="P1" loext:marker-style-name="T1"><text:span text:style-name="T4"><text:s text:c="4"/>}</text:span></text:p>
        <text:p text:style-name="P1" loext:marker-style-name="T1"><text:span text:style-name="T4"/></text:p>
        <text:p text:style-name="P1" loext:marker-style-name="T1"><text:span text:style-name="T4"><text:s text:c="4"/>l-&gt;size++;</text:span></text:p>
        <text:p text:style-name="P1" loext:marker-style-name="T1"><text:span text:style-name="T4"><text:s text:c="4"/>l-&gt;elems[0] = e;</text:span></text:p>
        <text:p text:style-name="P1" loext:marker-style-name="T1"><text:span text:style-name="T4"/></text:p>
        <text:p text:style-name="P1" loext:marker-style-name="T1"><text:span text:style-name="T4"><text:s text:c="4"/>return l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/></text:p>
        <text:p text:style-name="P1" loext:marker-style-name="T1"><text:span text:style-name="T4">/* Operations */</text:span></text:p>
        <text:p text:style-name="P1" loext:marker-style-name="T1"><text:span text:style-name="T4">/* {- devuelve True si l es vacia -} */</text:span></text:p>
        <text:p text:style-name="P1" loext:marker-style-name="T1"><text:span text:style-name="T4">bool is_empty(list l) {</text:span></text:p>
        <text:p text:style-name="P1" loext:marker-style-name="T1"><text:span text:style-name="T4"><text:s text:c="4"/>return (l-&gt;size == 0)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PRE: not is_empty() -} */</text:span></text:p>
        <text:p text:style-name="P1" loext:marker-style-name="T1"><text:span text:style-name="T4">/* {- devuelve el primer elemento de la lista l -} */</text:span></text:p>
        <text:p text:style-name="P1" loext:marker-style-name="T1"><text:span text:style-name="T4">elem head(list l) {</text:span></text:p>
        <text:p text:style-name="P1" loext:marker-style-name="T1"><text:span text:style-name="T4"><text:s text:c="4"/>assert(!is_empty(l));</text:span></text:p>
        <text:p text:style-name="P1" loext:marker-style-name="T1"><text:span text:style-name="T4"/></text:p>
        <text:p text:style-name="P1" loext:marker-style-name="T1"><text:span text:style-name="T4"><text:s text:c="4"/>return l-&gt;elems[0]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PRE: not is_empty() -} */</text:span></text:p>
        <text:p text:style-name="P1" loext:marker-style-name="T1"><text:span text:style-name="T4">/* {- elimina el primer elemento de la lista l -} */</text:span></text:p>
        <text:p text:style-name="P1" loext:marker-style-name="T1"><text:span text:style-name="T4">list tail(list l) {</text:span></text:p>
        <text:p text:style-name="P1" loext:marker-style-name="T1"><text:span text:style-name="T4"><text:s text:c="4"/>assert(!is_empty(l));</text:span></text:p>
        <text:p text:style-name="P1" loext:marker-style-name="T1"><text:span text:style-name="T4"><text:s text:c="4"/>for (int i = 0; i &lt; l-&gt;size; i++) {</text:span></text:p>
        <text:p text:style-name="P1" loext:marker-style-name="T1"><text:span text:style-name="T4"><text:s text:c="8"/>//aux = l-&gt;elems[i+1];</text:span></text:p>
        <text:p text:style-name="P1" loext:marker-style-name="T1"><text:span text:style-name="T4"><text:s text:c="8"/>l-&gt;elems[i] = l-&gt;elems[i+1];</text:span></text:p>
        <text:p text:style-name="P1" loext:marker-style-name="T1"><text:span text:style-name="T4"><text:s text:c="4"/>}</text:span></text:p>
        <text:p text:style-name="P1" loext:marker-style-name="T1"><text:span text:style-name="T4"><text:s text:c="4"/>l-&gt;size--;</text:span></text:p>
        <text:p text:style-name="P1" loext:marker-style-name="T1"><text:span text:style-name="T4"><text:s text:c="4"/>return l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agrega el elemento e al final de la lista -} */</text:span></text:p>
        <text:p text:style-name="P1" loext:marker-style-name="T1"><text:span text:style-name="T4">list addr(list l, elem e) {</text:span></text:p>
        <text:p text:style-name="P1" loext:marker-style-name="T1"><text:span text:style-name="T4"><text:s text:c="4"/>assert(l-&gt;size &lt;= MAX_LENGTH-1);</text:span></text:p>
        <text:p text:style-name="P1" loext:marker-style-name="T1"><text:span text:style-name="T4"/></text:p>
        <text:p text:style-name="P1" loext:marker-style-name="T1"><text:span text:style-name="T4"><text:s text:c="4"/>l-&gt;size++;</text:span></text:p>
        <text:p text:style-name="P1" loext:marker-style-name="T1"><text:span text:style-name="T4"><text:s text:c="4"/>l-&gt;elems[l-&gt;size-1] = e;</text:span></text:p>
        <text:p text:style-name="P1" loext:marker-style-name="T1"><text:span text:style-name="T4"/></text:p>
        <text:p text:style-name="P1" loext:marker-style-name="T1"><text:span text:style-name="T4"><text:s text:c="4"/>return l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devuelve la cantidad de elementos de la lista l -} */</text:span></text:p>
        <text:p text:style-name="P1" loext:marker-style-name="T1"><text:span text:style-name="T4">int length(list l) {</text:span></text:p>
        <text:p text:style-name="P1" loext:marker-style-name="T1"><text:span text:style-name="T4"/></text:p>
        <text:p text:style-name="P1" loext:marker-style-name="T1"><text:span text:style-name="T4"><text:s text:c="4"/>return l-&gt;size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agrega al final de l todos los elementos de IO en el mismo orden} */</text:span></text:p>
        <text:p text:style-name="P1" loext:marker-style-name="T1"><text:span text:style-name="T4">//No need to use malloc because is a list with another list</text:span></text:p>
        <text:p text:style-name="P1" loext:marker-style-name="T1"><text:span text:style-name="T4">list concat(list l, list l0) {</text:span></text:p>
        <text:p text:style-name="P1" loext:marker-style-name="T1"><text:span text:style-name="T4"><text:s text:c="4"/>assert(l-&gt;size + l0-&gt;size &lt;= MAX_LENGTH);</text:span></text:p>
        <text:p text:style-name="P1" loext:marker-style-name="T1"><text:span text:style-name="T4"/></text:p>
        <text:p text:style-name="P1" loext:marker-style-name="T1"><text:span text:style-name="T4"><text:s text:c="4"/>if (is_empty(l)) {</text:span></text:p>
        <text:p text:style-name="P1" loext:marker-style-name="T1"><text:span text:style-name="T4"><text:s text:c="8"/>for (int i = 0; i &lt; l0-&gt;size; i++) {</text:span></text:p>
        <text:p text:style-name="P1" loext:marker-style-name="T1"><text:span text:style-name="T4"><text:s text:c="12"/>l-&gt;size = l0-&gt;size;</text:span></text:p>
        <text:p text:style-name="P1" loext:marker-style-name="T1"><text:span text:style-name="T4"><text:s text:c="12"/>l-&gt;elems[i] = l0-&gt;elems[i];</text:span></text:p>
        <text:p text:style-name="P1" loext:marker-style-name="T1"><text:span text:style-name="T4"><text:s text:c="8"/>}</text:span></text:p>
        <text:p text:style-name="P1" loext:marker-style-name="T1"><text:span text:style-name="T4"><text:s text:c="4"/>} else if (l-&gt;size + l0-&gt;size &lt;= MAX_LENGTH) {</text:span></text:p>
        <text:p text:style-name="P1" loext:marker-style-name="T1"><text:span text:style-name="T4"><text:s text:c="8"/>l-&gt;size = l-&gt;size + l0-&gt;size;</text:span></text:p>
        <text:p text:style-name="P1" loext:marker-style-name="T1"><text:span text:style-name="T4"><text:s text:c="8"/>for (int i = l-&gt;size - l0-&gt;size, j = 0; i &lt; l-&gt;size; i++, j++) {</text:span></text:p>
        <text:p text:style-name="P1" loext:marker-style-name="T1"><text:span text:style-name="T4"><text:s text:c="12"/>l-&gt;elems[i] = l0-&gt;elems[j];</text:span></text:p>
        <text:p text:style-name="P1" loext:marker-style-name="T1"><text:span text:style-name="T4"><text:s text:c="8"/>}</text:span></text:p>
        <text:p text:style-name="P1" loext:marker-style-name="T1"><text:span text:style-name="T4"><text:s text:c="4"/>}</text:span></text:p>
        <text:p text:style-name="P1" loext:marker-style-name="T1"><text:span text:style-name="T4"/></text:p>
        <text:p text:style-name="P1" loext:marker-style-name="T1"><text:span text:style-name="T4"><text:s text:c="4"/>return l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PRE: n &lt; length(l) -} */</text:span></text:p>
        <text:p text:style-name="P1" loext:marker-style-name="T1"><text:span text:style-name="T4">/* {- devuelve el n-esimo elemento de la lista -} */</text:span></text:p>
        <text:p text:style-name="P1" loext:marker-style-name="T1"><text:span text:style-name="T4">elem index(list l, int n) {</text:span></text:p>
        <text:p text:style-name="P1" loext:marker-style-name="T1"><text:span text:style-name="T4"><text:s text:c="4"/>assert(n &lt; length(l));</text:span></text:p>
        <text:p text:style-name="P1" loext:marker-style-name="T1"><text:span text:style-name="T4"/></text:p>
        <text:p text:style-name="P1" loext:marker-style-name="T1"><text:span text:style-name="T4"><text:s text:c="4"/>return l-&gt;elems[n]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deja en l solo los primeros n elementos eliminando el resto -} */</text:span></text:p>
        <text:p text:style-name="P1" loext:marker-style-name="T1"><text:span text:style-name="T4">list take(list l, int n) {</text:span></text:p>
        <text:p text:style-name="P1" loext:marker-style-name="T1"><text:span text:style-name="T4"><text:s text:c="4"/>if (n &gt; length(l))</text:span></text:p>
        <text:p text:style-name="P1" loext:marker-style-name="T1"><text:span text:style-name="T4"><text:s text:c="8"/>l-&gt;size = length(l);</text:span></text:p>
        <text:p text:style-name="P1" loext:marker-style-name="T1"><text:span text:style-name="T4"><text:s text:c="4"/>else</text:span></text:p>
        <text:p text:style-name="P1" loext:marker-style-name="T1"><text:span text:style-name="T4"><text:s text:c="8"/>l-&gt;size = n;</text:span></text:p>
        <text:p text:style-name="P1" loext:marker-style-name="T1"><text:span text:style-name="T4"/></text:p>
        <text:p text:style-name="P1" loext:marker-style-name="T1"><text:span text:style-name="T4"><text:s text:c="4"/>return l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elimina los primeros n elementos de la lista l -} */</text:span></text:p>
        <text:p text:style-name="P1" loext:marker-style-name="T1"><text:span text:style-name="T4">list drop(list l, int n) {</text:span></text:p>
        <text:p text:style-name="P1" loext:marker-style-name="T1"><text:span text:style-name="T4"><text:s text:c="4"/>if (n &gt; l-&gt;size)</text:span></text:p>
        <text:p text:style-name="P1" loext:marker-style-name="T1"><text:span text:style-name="T4"><text:s text:c="8"/>l-&gt;size = 0;</text:span></text:p>
        <text:p text:style-name="P1" loext:marker-style-name="T1"><text:span text:style-name="T4"><text:s text:c="4"/>else {</text:span></text:p>
        <text:p text:style-name="P1" loext:marker-style-name="T1"><text:span text:style-name="T4"><text:s text:c="8"/>l-&gt;size = l-&gt;size - n;</text:span></text:p>
        <text:p text:style-name="P1" loext:marker-style-name="T1"><text:span text:style-name="T4"><text:s text:c="4"/>}</text:span></text:p>
        <text:p text:style-name="P1" loext:marker-style-name="T1"><text:span text:style-name="T4"/></text:p>
        <text:p text:style-name="P1" loext:marker-style-name="T1"><text:span text:style-name="T4"><text:s text:c="4"/>if (n &gt; 0) {</text:span></text:p>
        <text:p text:style-name="P1" loext:marker-style-name="T1"><text:span text:style-name="T4"><text:s text:c="8"/>for (int i = 0; i &lt; l-&gt;size+n; i++) {</text:span></text:p>
        <text:p text:style-name="P1" loext:marker-style-name="T1"><text:span text:style-name="T4"><text:s text:c="12"/>l-&gt;elems[i] = l-&gt;elems[i+1];</text:span></text:p>
        <text:p text:style-name="P1" loext:marker-style-name="T1"><text:span text:style-name="T4"><text:s text:c="8"/>}</text:span></text:p>
        <text:p text:style-name="P1" loext:marker-style-name="T1"><text:span text:style-name="T4"><text:s text:c="4"/>}</text:span></text:p>
        <text:p text:style-name="P1" loext:marker-style-name="T1"><text:span text:style-name="T4"/></text:p>
        <text:p text:style-name="P1" loext:marker-style-name="T1"><text:span text:style-name="T4"><text:s text:c="4"/>return l;</text:span></text:p>
        <text:p text:style-name="P1" loext:marker-style-name="T1"><text:span text:style-name="T4">}</text:span></text:p>
        <text:p text:style-name="P1" loext:marker-style-name="T1"><text:span text:style-name="T4"/></text:p>
        <text:p text:style-name="P1" loext:marker-style-name="T1"><text:span text:style-name="T4">/* {- copia todos los elementos de la lista l1 en la nueva lista l2 -} */</text:span></text:p>
        <text:p text:style-name="P1" loext:marker-style-name="T1"><text:span text:style-name="T4">list copy_list(list l) {</text:span></text:p>
        <text:p text:style-name="P1" loext:marker-style-name="T1"><text:span text:style-name="T4"><text:s text:c="4"/>list l2 = malloc(sizeof(struct _list));</text:span></text:p>
        <text:p text:style-name="P1" loext:marker-style-name="T1"><text:span text:style-name="T4"><text:s text:c="4"/>l2-&gt;size = l-&gt;size;</text:span></text:p>
        <text:p text:style-name="P1" loext:marker-style-name="T1"><text:span text:style-name="T4"><text:s text:c="4"/>for (int i = 0; i &lt; l-&gt;size; i++) {</text:span></text:p>
        <text:p text:style-name="P1" loext:marker-style-name="T1"><text:span text:style-name="T4"><text:s text:c="8"/>l2-&gt;elems[i] = l-&gt;elems[i];</text:span></text:p>
        <text:p text:style-name="P1" loext:marker-style-name="T1"><text:span text:style-name="T4"><text:s text:c="4"/>}</text:span></text:p>
        <text:p text:style-name="P1" loext:marker-style-name="T1"><text:span text:style-name="T4"><text:s text:c="4"/>return l2;</text:span></text:p>
        <text:p text:style-name="P1" loext:marker-style-name="T1"><text:span text:style-name="T4">}</text:span></text:p>
        <text:p text:style-name="P1" loext:marker-style-name="T1"><text:span text:style-name="T4">/* Destroy */</text:span></text:p>
        <text:p text:style-name="P1" loext:marker-style-name="T1"><text:span text:style-name="T4">/* {- libera memoria en caso que sea necesario -} */</text:span></text:p>
        <text:p text:style-name="P1" loext:marker-style-name="T1"><text:span text:style-name="T4">void destroy_list(list l) {</text:span></text:p>
        <text:p text:style-name="P1" loext:marker-style-name="T1"><text:span text:style-name="T4"><text:s text:c="4"/>if (l != NULL) {</text:span></text:p>
        <text:p text:style-name="P1" loext:marker-style-name="T1"><text:span text:style-name="T4"><text:s text:c="8"/>free(l);</text:span></text:p>
        <text:p text:style-name="P1" loext:marker-style-name="T1"><text:span text:style-name="T4"><text:s text:c="4"/>}</text:span></text:p>
        <text:p text:style-name="P1" loext:marker-style-name="T1"><text:span text:style-name="T4">}</text:span></text:p>
        <text:p text:style-name="P1" loext:marker-style-name="T1"><text:soft-page-break/><text:span text:style-name="T1">//</text:span><text:span text:style-name="T5">Ej6 lab05 TAD LISTA arreglos circulares .h:</text:span></text:p>
        <text:p text:style-name="P1" loext:marker-style-name="T1"><text:span text:style-name="T5">typedef int elem;</text:span></text:p>
        <text:p text:style-name="P1" loext:marker-style-name="T1"><text:span text:style-name="T5">typedef struct _list *list;</text:span></text:p>
        <text:p text:style-name="P1" loext:marker-style-name="T1"><text:span text:style-name="T5"/></text:p>
        <text:p text:style-name="P1" loext:marker-style-name="T1"><text:span text:style-name="T5">.c:</text:span></text:p>
        <text:p text:style-name="P1" loext:marker-style-name="T1"><text:span text:style-name="T5">#include &lt;assert.h&gt;</text:span></text:p>
        <text:p text:style-name="P1" loext:marker-style-name="T1"><text:span text:style-name="T5">#include &lt;stdbool.h&gt;</text:span></text:p>
        <text:p text:style-name="P1" loext:marker-style-name="T1"><text:span text:style-name="T5">#include &lt;stdlib.h&gt;</text:span></text:p>
        <text:p text:style-name="P1" loext:marker-style-name="T1"><text:span text:style-name="T5"/></text:p>
        <text:p text:style-name="P1" loext:marker-style-name="T1"><text:span text:style-name="T5">#include "list.h"</text:span></text:p>
        <text:p text:style-name="P1" loext:marker-style-name="T1"><text:span text:style-name="T5">#define MAX_LENGTH 100</text:span></text:p>
        <text:p text:style-name="P1" loext:marker-style-name="T1"><text:span text:style-name="T5"/></text:p>
        <text:p text:style-name="P1" loext:marker-style-name="T1"><text:span text:style-name="T5">struct _list {</text:span></text:p>
        <text:p text:style-name="P1" loext:marker-style-name="T1"><text:span text:style-name="T5"><text:s text:c="4"/>elem a[MAX_LENGTH];</text:span></text:p>
        <text:p text:style-name="P1" loext:marker-style-name="T1"><text:span text:style-name="T5"><text:s text:c="4"/>int start;</text:span></text:p>
        <text:p text:style-name="P1" loext:marker-style-name="T1"><text:span text:style-name="T5"><text:s text:c="4"/>int size;</text:span></text:p>
        <text:p text:style-name="P1" loext:marker-style-name="T1"><text:span text:style-name="T5">};</text:span></text:p>
        <text:p text:style-name="P1" loext:marker-style-name="T1"><text:span text:style-name="T5"/></text:p>
        <text:p text:style-name="P1" loext:marker-style-name="T1"><text:span text:style-name="T5">/* Constructors */</text:span></text:p>
        <text:p text:style-name="P1" loext:marker-style-name="T1"><text:span text:style-name="T5">/* {- crea una lista vacia -} */</text:span></text:p>
        <text:p text:style-name="P1" loext:marker-style-name="T1"><text:span text:style-name="T5">list empty() {</text:span></text:p>
        <text:p text:style-name="P1" loext:marker-style-name="T1"><text:span text:style-name="T5"><text:s text:c="4"/>list l = malloc(sizeof(struct _list));</text:span></text:p>
        <text:p text:style-name="P1" loext:marker-style-name="T1"><text:span text:style-name="T5"><text:s text:c="4"/>l-&gt;size = 0;</text:span></text:p>
        <text:p text:style-name="P1" loext:marker-style-name="T1"><text:span text:style-name="T5"><text:s text:c="4"/>l-&gt;start = 0;</text:span></text:p>
        <text:p text:style-name="P1" loext:marker-style-name="T1"><text:span text:style-name="T5"><text:s text:c="4"/>return l;</text:span></text:p>
        <text:p text:style-name="P1" loext:marker-style-name="T1"><text:span text:style-name="T5">}</text:span></text:p>
        <text:p text:style-name="P1" loext:marker-style-name="T1"><text:span text:style-name="T5"/></text:p>
        <text:p text:style-name="P1" loext:marker-style-name="T1"><text:span text:style-name="T5">/* {- agrega el elemento al comienzo de la lista -} */</text:span></text:p>
        <text:p text:style-name="P1" loext:marker-style-name="T1"><text:span text:style-name="T5">list addl(elem e, list l) {</text:span></text:p>
        <text:p text:style-name="P1" loext:marker-style-name="T1"><text:span text:style-name="T5"><text:s text:c="4"/>if (l-&gt;size &gt;= MAX_LENGTH)</text:span></text:p>
        <text:p text:style-name="P1" loext:marker-style-name="T1"><text:span text:style-name="T5"><text:s text:c="8"/>return l;</text:span></text:p>
        <text:p text:style-name="P1" loext:marker-style-name="T1"><text:span text:style-name="T5"/></text:p>
        <text:p text:style-name="P1" loext:marker-style-name="T1"><text:span text:style-name="T5"><text:s text:c="4"/>l-&gt;start = (l-&gt;start - 1 + MAX_LENGTH) % MAX_LENGTH;</text:span></text:p>
        <text:p text:style-name="P1" loext:marker-style-name="T1"><text:span text:style-name="T5"/></text:p>
        <text:p text:style-name="P1" loext:marker-style-name="T1"><text:span text:style-name="T5"><text:s text:c="4"/>l-&gt;size++;</text:span></text:p>
        <text:p text:style-name="P1" loext:marker-style-name="T1"><text:span text:style-name="T5"><text:s text:c="4"/>l-&gt;a[l-&gt;start] = e;</text:span></text:p>
        <text:p text:style-name="P1" loext:marker-style-name="T1"><text:span text:style-name="T5"/></text:p>
        <text:p text:style-name="P1" loext:marker-style-name="T1"><text:span text:style-name="T5"><text:s text:c="4"/>return l;</text:span></text:p>
        <text:p text:style-name="P1" loext:marker-style-name="T1"><text:span text:style-name="T5">}</text:span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>/* Operations */</text:span></text:p>
        <text:p text:style-name="P1" loext:marker-style-name="T1"><text:span text:style-name="T5">/* {- devuelve True si l es vacia -} */</text:span></text:p>
        <text:p text:style-name="P1" loext:marker-style-name="T1"><text:span text:style-name="T5">bool is_empty(list l) {</text:span></text:p>
        <text:p text:style-name="P1" loext:marker-style-name="T1"><text:span text:style-name="T5"><text:s text:c="4"/>return (l-&gt;size == 0);</text:span></text:p>
        <text:p text:style-name="P1" loext:marker-style-name="T1"><text:span text:style-name="T5">}</text:span></text:p>
        <text:p text:style-name="P1" loext:marker-style-name="T1"><text:span text:style-name="T5"/></text:p>
        <text:p text:style-name="P1" loext:marker-style-name="T1"><text:span text:style-name="T5">/* {- PRE: not is_empty() -} */</text:span></text:p>
        <text:p text:style-name="P1" loext:marker-style-name="T1"><text:span text:style-name="T5">/* {- devuelve el primer elemento de la lista l -} */</text:span></text:p>
        <text:p text:style-name="P1" loext:marker-style-name="T1"><text:span text:style-name="T5">elem head(list l) {</text:span></text:p>
        <text:p text:style-name="P1" loext:marker-style-name="T1"><text:span text:style-name="T5"><text:s text:c="4"/>assert(!is_empty(l));</text:span></text:p>
        <text:p text:style-name="P1" loext:marker-style-name="T1"><text:span text:style-name="T5"/></text:p>
        <text:p text:style-name="P1" loext:marker-style-name="T1"><text:span text:style-name="T5"><text:s text:c="4"/>return l-&gt;a[l-&gt;start];</text:span></text:p>
        <text:p text:style-name="P1" loext:marker-style-name="T1"><text:span text:style-name="T5">}</text:span></text:p>
        <text:p text:style-name="P1" loext:marker-style-name="T1"><text:span text:style-name="T5"/></text:p>
        <text:p text:style-name="P1" loext:marker-style-name="T1"><text:span text:style-name="T5">/* {- PRE: not is_empty() -} */</text:span></text:p>
        <text:p text:style-name="P1" loext:marker-style-name="T1"><text:span text:style-name="T5">/* {- elimina el primer elemento de la lista l -} */</text:span></text:p>
        <text:p text:style-name="P1" loext:marker-style-name="T1"><text:span text:style-name="T5">list tail(list l) {</text:span></text:p>
        <text:p text:style-name="P1" loext:marker-style-name="T1"><text:span text:style-name="T5"><text:s text:c="4"/>assert(!is_empty(l));</text:span></text:p>
        <text:p text:style-name="P1" loext:marker-style-name="T1"><text:span text:style-name="T5"><text:s text:c="4"/>l-&gt;size--;</text:span></text:p>
        <text:p text:style-name="P1" loext:marker-style-name="T1"><text:span text:style-name="T5"><text:s text:c="4"/>l-&gt;start = (l-&gt;start + 1) % MAX_LENGTH;</text:span></text:p>
        <text:p text:style-name="P1" loext:marker-style-name="T1"><text:span text:style-name="T5"/></text:p>
        <text:p text:style-name="P1" loext:marker-style-name="T1"><text:span text:style-name="T5"><text:s text:c="4"/>return l;</text:span></text:p>
        <text:p text:style-name="P1" loext:marker-style-name="T1"><text:span text:style-name="T5">}</text:span></text:p>
        <text:p text:style-name="P1" loext:marker-style-name="T1"><text:span text:style-name="T5"/></text:p>
        <text:p text:style-name="P1" loext:marker-style-name="T1"><text:span text:style-name="T5">/* {- agrega el elemento e al final de la lista -} */</text:span></text:p>
        <text:p text:style-name="P1" loext:marker-style-name="T1"><text:span text:style-name="T5">list addr(list l, elem e) {</text:span></text:p>
        <text:p text:style-name="P1" loext:marker-style-name="T1"><text:span text:style-name="T5"><text:s text:c="4"/>int index = (l-&gt;start + l-&gt;size) % MAX_LENGTH;</text:span></text:p>
        <text:p text:style-name="P1" loext:marker-style-name="T1"><text:span text:style-name="T5"><text:s text:c="4"/>l-&gt;size++;</text:span></text:p>
        <text:p text:style-name="P1" loext:marker-style-name="T1"><text:span text:style-name="T5"><text:s text:c="4"/>l-&gt;a[index] = e;</text:span></text:p>
        <text:p text:style-name="P1" loext:marker-style-name="T1"><text:span text:style-name="T5"/></text:p>
        <text:p text:style-name="P1" loext:marker-style-name="T1"><text:span text:style-name="T5"><text:s text:c="4"/>return l;</text:span></text:p>
        <text:p text:style-name="P1" loext:marker-style-name="T1"><text:span text:style-name="T5">}</text:span></text:p>
        <text:p text:style-name="P1" loext:marker-style-name="T1"><text:span text:style-name="T5"/></text:p>
        <text:p text:style-name="P1" loext:marker-style-name="T1"><text:span text:style-name="T5">/* {- devuelve la cantidad de elementos de la lista l -} */</text:span></text:p>
        <text:p text:style-name="P1" loext:marker-style-name="T1"><text:span text:style-name="T5">int length(list l) {</text:span></text:p>
        <text:p text:style-name="P1" loext:marker-style-name="T1"><text:span text:style-name="T5"/></text:p>
        <text:p text:style-name="P1" loext:marker-style-name="T1"><text:span text:style-name="T5"><text:s text:c="4"/>return l-&gt;size;</text:span></text:p>
        <text:p text:style-name="P1" loext:marker-style-name="T1"><text:span text:style-name="T5">}</text:span></text:p>
        <text:p text:style-name="P1" loext:marker-style-name="T1"><text:span text:style-name="T5"/></text:p>
        <text:p text:style-name="P1" loext:marker-style-name="T1"><text:span text:style-name="T5">/* {- agrega al final de l todos los elementos de IO en el mismo orden} */</text:span></text:p>
        <text:p text:style-name="P1" loext:marker-style-name="T1"><text:span text:style-name="T5">//No need to use malloc because is a list with another list</text:span></text:p>
        <text:p text:style-name="P1" loext:marker-style-name="T1"><text:span text:style-name="T5">list concat(list l, list l0) {</text:span></text:p>
        <text:p text:style-name="P1" loext:marker-style-name="T1"><text:span text:style-name="T5"><text:s text:c="4"/>assert(l-&gt;size + l0-&gt;size &lt;= MAX_LENGTH);</text:span></text:p>
        <text:p text:style-name="P1" loext:marker-style-name="T1"><text:span text:style-name="T5"/></text:p>
        <text:p text:style-name="P1" loext:marker-style-name="T1"><text:span text:style-name="T5"><text:s text:c="4"/>for (int i = 0; i &lt; l0-&gt;size; i++) {</text:span></text:p>
        <text:p text:style-name="P1" loext:marker-style-name="T1"><text:span text:style-name="T5"><text:s text:c="8"/>int index_l0 = (l0-&gt; start + i) % MAX_LENGTH; <text:s text:c="3"/>//position of l0 elems</text:span></text:p>
        <text:p text:style-name="P1" loext:marker-style-name="T1"><text:span text:style-name="T5"><text:s text:c="8"/>int index_l = (l-&gt;start + l-&gt;size) % MAX_LENGTH; //End of l</text:span></text:p>
        <text:p text:style-name="P1" loext:marker-style-name="T1"><text:span text:style-name="T5"/></text:p>
        <text:p text:style-name="P1" loext:marker-style-name="T1"><text:span text:style-name="T5"><text:s text:c="8"/>l-&gt;size++;</text:span></text:p>
        <text:p text:style-name="P1" loext:marker-style-name="T1"><text:span text:style-name="T5"><text:s text:c="8"/>l-&gt;a[index_l] = l0-&gt;a[index_l0];</text:span></text:p>
        <text:p text:style-name="P1" loext:marker-style-name="T1"><text:span text:style-name="T5"><text:s text:c="4"/>}</text:span></text:p>
        <text:p text:style-name="P1" loext:marker-style-name="T1"><text:span text:style-name="T5"/></text:p>
        <text:p text:style-name="P1" loext:marker-style-name="T1"><text:span text:style-name="T5"><text:s text:c="4"/>return l;</text:span></text:p>
        <text:p text:style-name="P1" loext:marker-style-name="T1"><text:span text:style-name="T5">}</text:span></text:p>
        <text:p text:style-name="P1" loext:marker-style-name="T1"><text:span text:style-name="T5"/></text:p>
        <text:p text:style-name="P1" loext:marker-style-name="T1"><text:span text:style-name="T5">/* {- PRE: n &lt; length(l) -} */</text:span></text:p>
        <text:p text:style-name="P1" loext:marker-style-name="T1"><text:span text:style-name="T5">/* {- devuelve el n-esimo elemento de la lista -} */</text:span></text:p>
        <text:p text:style-name="P1" loext:marker-style-name="T1"><text:span text:style-name="T5">elem index(list l, int n) {</text:span></text:p>
        <text:p text:style-name="P1" loext:marker-style-name="T1"><text:span text:style-name="T5"><text:s text:c="4"/>assert(n &lt; length(l));</text:span></text:p>
        <text:p text:style-name="P1" loext:marker-style-name="T1"><text:span text:style-name="T5"><text:s text:c="4"/>int index = (l-&gt;start + n) % MAX_LENGTH;</text:span></text:p>
        <text:p text:style-name="P1" loext:marker-style-name="T1"><text:span text:style-name="T5"><text:s text:c="4"/>return l-&gt;a[index];</text:span></text:p>
        <text:p text:style-name="P1" loext:marker-style-name="T1"><text:span text:style-name="T5">}</text:span></text:p>
        <text:p text:style-name="P1" loext:marker-style-name="T1"><text:span text:style-name="T5"/></text:p>
        <text:p text:style-name="P1" loext:marker-style-name="T1"><text:span text:style-name="T5">/* {- deja en l solo los primeros n elementos eliminando el resto -} */</text:span></text:p>
        <text:p text:style-name="P1" loext:marker-style-name="T1"><text:span text:style-name="T5">list take(list l, int n) {</text:span></text:p>
        <text:p text:style-name="P1" loext:marker-style-name="T1"><text:span text:style-name="T5"><text:s text:c="4"/>if (n &gt; length(l))</text:span></text:p>
        <text:p text:style-name="P1" loext:marker-style-name="T1"><text:span text:style-name="T5"><text:s text:c="8"/>l-&gt;size = length(l);</text:span></text:p>
        <text:p text:style-name="P1" loext:marker-style-name="T1"><text:span text:style-name="T5"><text:s text:c="4"/>else</text:span></text:p>
        <text:p text:style-name="P1" loext:marker-style-name="T1"><text:span text:style-name="T5"><text:s text:c="8"/>l-&gt;size = n;</text:span></text:p>
        <text:p text:style-name="P1" loext:marker-style-name="T1"><text:span text:style-name="T5"/></text:p>
        <text:p text:style-name="P1" loext:marker-style-name="T1"><text:span text:style-name="T5"><text:s text:c="4"/>return l;</text:span></text:p>
        <text:p text:style-name="P1" loext:marker-style-name="T1"><text:span text:style-name="T5">}</text:span></text:p>
        <text:p text:style-name="P1" loext:marker-style-name="T1"><text:span text:style-name="T5"/></text:p>
        <text:p text:style-name="P1" loext:marker-style-name="T1"><text:span text:style-name="T5">/* {- elimina los primeros n elementos de la lista l -} */</text:span></text:p>
        <text:p text:style-name="P1" loext:marker-style-name="T1"><text:span text:style-name="T5">list drop(list l, int n) {</text:span></text:p>
        <text:p text:style-name="P1" loext:marker-style-name="T1"><text:span text:style-name="T5"><text:s text:c="4"/>if (n &gt;= l-&gt;size)</text:span></text:p>
        <text:p text:style-name="P1" loext:marker-style-name="T1"><text:span text:style-name="T5"><text:s text:c="8"/>l-&gt;size = 0;</text:span></text:p>
        <text:p text:style-name="P1" loext:marker-style-name="T1"><text:span text:style-name="T5"><text:s text:c="4"/>else</text:span></text:p>
        <text:p text:style-name="P1" loext:marker-style-name="T1"><text:span text:style-name="T5"><text:s text:c="8"/>l-&gt;size = l-&gt;size - n;</text:span></text:p>
        <text:p text:style-name="P1" loext:marker-style-name="T1"><text:span text:style-name="T5"/></text:p>
        <text:p text:style-name="P1" loext:marker-style-name="T1"><text:span text:style-name="T5"><text:s text:c="4"/>l-&gt;start = (l-&gt;start + n) % MAX_LENGTH;</text:span></text:p>
        <text:p text:style-name="P1" loext:marker-style-name="T1"><text:span text:style-name="T5"/></text:p>
        <text:p text:style-name="P1" loext:marker-style-name="T1"><text:span text:style-name="T5"><text:s text:c="4"/>return l;</text:span></text:p>
        <text:p text:style-name="P1" loext:marker-style-name="T1"><text:span text:style-name="T5">}</text:span></text:p>
        <text:p text:style-name="P1" loext:marker-style-name="T1"><text:span text:style-name="T5"/></text:p>
        <text:p text:style-name="P1" loext:marker-style-name="T1"><text:span text:style-name="T5">/* {- copia todos los elementos de la lista l1 en la nueva lista l2 -} */</text:span></text:p>
        <text:p text:style-name="P1" loext:marker-style-name="T1"><text:span text:style-name="T5">list copy_list(list l) {</text:span></text:p>
        <text:p text:style-name="P1" loext:marker-style-name="T1"><text:span text:style-name="T5"><text:s text:c="4"/>list l2 = malloc(sizeof(struct _list));</text:span></text:p>
        <text:p text:style-name="P1" loext:marker-style-name="T1"><text:span text:style-name="T5"><text:s text:c="4"/>l2-&gt;size = l-&gt;size;</text:span></text:p>
        <text:p text:style-name="P1" loext:marker-style-name="T1"><text:span text:style-name="T5"><text:s text:c="4"/>l2-&gt;start = l-&gt;start;</text:span></text:p>
        <text:p text:style-name="P1" loext:marker-style-name="T1"><text:span text:style-name="T5"><text:s text:c="4"/>for (int i = 0; i &lt; l-&gt;size; i++) {</text:span></text:p>
        <text:p text:style-name="P1" loext:marker-style-name="T1"><text:span text:style-name="T5"><text:s text:c="8"/>int index = (l-&gt;start + i) % MAX_LENGTH;</text:span></text:p>
        <text:p text:style-name="P1" loext:marker-style-name="T1"><text:span text:style-name="T5"><text:s text:c="8"/>l2-&gt;a[index] = l-&gt;a[index];</text:span></text:p>
        <text:p text:style-name="P1" loext:marker-style-name="T1"><text:span text:style-name="T5"><text:s text:c="4"/>}</text:span></text:p>
        <text:p text:style-name="P1" loext:marker-style-name="T1"><text:span text:style-name="T5"/></text:p>
        <text:p text:style-name="P1" loext:marker-style-name="T1"><text:span text:style-name="T5"><text:s text:c="4"/>return l2;</text:span></text:p>
        <text:p text:style-name="P1" loext:marker-style-name="T1"><text:span text:style-name="T5">}</text:span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/></text:p>
        <text:p text:style-name="P1" loext:marker-style-name="T1"><text:span text:style-name="T5">/* Destroy */</text:span></text:p>
        <text:p text:style-name="P1" loext:marker-style-name="T1"><text:span text:style-name="T5">/* {- libera memoria en caso que sea necesario -} */</text:span></text:p>
        <text:p text:style-name="P1" loext:marker-style-name="T1"><text:span text:style-name="T5">void destroy_list(list l) {</text:span></text:p>
        <text:p text:style-name="P1" loext:marker-style-name="T1"><text:span text:style-name="T5"><text:s text:c="4"/>if (l != NULL) {</text:span></text:p>
        <text:p text:style-name="P1" loext:marker-style-name="T1"><text:span text:style-name="T5"><text:s text:c="8"/>free(l);</text:span></text:p>
        <text:p text:style-name="P1" loext:marker-style-name="T1"><text:span text:style-name="T5"><text:s text:c="4"/>}</text:span></text:p>
        <text:p text:style-name="P1" loext:marker-style-name="T1"><text:span text:style-name="T5">}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맑은 고딕" style:font-size-asian="11pt" style:language-asian="ko" style:country-asian="K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AR" style:letter-kerning="false" style:font-name-asian="맑은 고딕" style:font-size-asian="11pt" style:language-asian="ko" style:country-asian="KR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Gerbaudo</meta:initial-creator>
    <meta:editing-cycles>3</meta:editing-cycles>
    <meta:creation-date>2025-04-24T02:16:00</meta:creation-date>
    <dc:date>2025-06-13T10:38:12.660973827</dc:date>
    <meta:editing-duration>PT29M32S</meta:editing-duration>
    <meta:generator>LibreOffice/24.2.7.2$Linux_X86_64 LibreOffice_project/420$Build-2</meta:generator>
    <meta:document-statistic meta:table-count="0" meta:image-count="0" meta:object-count="0" meta:page-count="6" meta:paragraph-count="693" meta:word-count="2568" meta:character-count="16357" meta:non-whitespace-character-count="11899"/>
    <meta:user-defined meta:name="AppVersion">16.0000</meta:user-defined>
    <meta:template xlink:type="simple" xlink:actuate="onRequest" xlink:title="Normal" xlink:href=""/>
  </office:meta>
</office:document-meta>
</file>